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f68" officeooo:paragraph-rsid="0002ff68"/>
    </style:style>
    <style:style style:name="P2" style:family="paragraph" style:parent-style-name="Standard">
      <style:text-properties fo:color="#000000" officeooo:rsid="0002ff68" officeooo:paragraph-rsid="0002ff68"/>
    </style:style>
    <style:style style:name="P3" style:family="paragraph" style:parent-style-name="Standard">
      <style:text-properties fo:color="#000000" officeooo:rsid="0002ff68" officeooo:paragraph-rsid="00042c28"/>
    </style:style>
    <style:style style:name="P4" style:family="paragraph" style:parent-style-name="Standard">
      <style:text-properties fo:color="#000000" officeooo:rsid="0002ff68" officeooo:paragraph-rsid="000514f9"/>
    </style:style>
    <style:style style:name="P5" style:family="paragraph" style:parent-style-name="Standard">
      <style:text-properties fo:color="#000000" officeooo:rsid="0002ff68" officeooo:paragraph-rsid="00052537"/>
    </style:style>
    <style:style style:name="P6" style:family="paragraph" style:parent-style-name="Standard">
      <style:text-properties fo:color="#000000" officeooo:rsid="0002ff68" officeooo:paragraph-rsid="00114968"/>
    </style:style>
    <style:style style:name="P7" style:family="paragraph" style:parent-style-name="Standard">
      <style:text-properties fo:color="#000000" officeooo:rsid="0002ff68" officeooo:paragraph-rsid="00116a06"/>
    </style:style>
    <style:style style:name="P8" style:family="paragraph" style:parent-style-name="Standard">
      <style:text-properties fo:color="#000000" officeooo:rsid="0002ff68" officeooo:paragraph-rsid="0014faf2"/>
    </style:style>
    <style:style style:name="P9" style:family="paragraph" style:parent-style-name="Standard">
      <style:text-properties fo:color="#000000" officeooo:rsid="0002ff68" officeooo:paragraph-rsid="00196f12"/>
    </style:style>
    <style:style style:name="P10" style:family="paragraph" style:parent-style-name="Standard">
      <style:text-properties fo:color="#000000" officeooo:rsid="0002ff68" officeooo:paragraph-rsid="001b6d73"/>
    </style:style>
    <style:style style:name="P11" style:family="paragraph" style:parent-style-name="Standard">
      <style:text-properties fo:color="#000000" officeooo:rsid="0002ff68" officeooo:paragraph-rsid="0020e16e"/>
    </style:style>
    <style:style style:name="P12" style:family="paragraph" style:parent-style-name="Standard">
      <style:text-properties fo:color="#000000" officeooo:rsid="0002ff68" officeooo:paragraph-rsid="0026b54c"/>
    </style:style>
    <style:style style:name="P13" style:family="paragraph" style:parent-style-name="Standard">
      <style:text-properties fo:color="#000000" officeooo:rsid="0002ff68" officeooo:paragraph-rsid="0045836f"/>
    </style:style>
    <style:style style:name="P14" style:family="paragraph" style:parent-style-name="Standard">
      <style:text-properties fo:color="#000000" officeooo:rsid="0002ff68" officeooo:paragraph-rsid="0053c771"/>
    </style:style>
    <style:style style:name="P15" style:family="paragraph" style:parent-style-name="Standard">
      <style:text-properties fo:color="#000000" fo:font-weight="bold" officeooo:rsid="0002ff68" officeooo:paragraph-rsid="0002ff68" style:font-weight-asian="bold" style:font-weight-complex="bold"/>
    </style:style>
    <style:style style:name="P16" style:family="paragraph" style:parent-style-name="Standard">
      <style:text-properties fo:color="#000000" fo:font-weight="bold" officeooo:rsid="0002ff68" officeooo:paragraph-rsid="00042c28" style:font-weight-asian="bold" style:font-weight-complex="bold"/>
    </style:style>
    <style:style style:name="P17" style:family="paragraph" style:parent-style-name="Standard">
      <style:text-properties fo:color="#000000" fo:font-weight="bold" officeooo:rsid="0002ff68" officeooo:paragraph-rsid="000514f9" style:font-weight-asian="bold" style:font-weight-complex="bold"/>
    </style:style>
    <style:style style:name="P18" style:family="paragraph" style:parent-style-name="Standard">
      <style:text-properties fo:color="#000000" fo:font-weight="bold" officeooo:rsid="0002ff68" officeooo:paragraph-rsid="00052537" style:font-weight-asian="bold" style:font-weight-complex="bold"/>
    </style:style>
    <style:style style:name="P19" style:family="paragraph" style:parent-style-name="Standard">
      <style:text-properties fo:color="#000000" fo:font-weight="bold" officeooo:rsid="0002ff68" officeooo:paragraph-rsid="00114968" style:font-weight-asian="bold" style:font-weight-complex="bold"/>
    </style:style>
    <style:style style:name="P20" style:family="paragraph" style:parent-style-name="Standard">
      <style:text-properties fo:color="#000000" fo:font-weight="bold" officeooo:rsid="0002ff68" officeooo:paragraph-rsid="0020e16e" style:font-weight-asian="bold" style:font-weight-complex="bold"/>
    </style:style>
    <style:style style:name="P21" style:family="paragraph" style:parent-style-name="Standard">
      <style:text-properties fo:color="#000000" fo:font-weight="bold" officeooo:rsid="0002ff68" officeooo:paragraph-rsid="00255686" style:font-weight-asian="bold" style:font-weight-complex="bold"/>
    </style:style>
    <style:style style:name="P22" style:family="paragraph" style:parent-style-name="Standard">
      <style:text-properties fo:color="#000000" fo:font-weight="bold" officeooo:rsid="00042c28" officeooo:paragraph-rsid="00042c28" style:font-weight-asian="bold" style:font-weight-complex="bold"/>
    </style:style>
    <style:style style:name="P23" style:family="paragraph" style:parent-style-name="Standard">
      <style:text-properties fo:color="#000000" fo:font-weight="bold" officeooo:rsid="000514f9" officeooo:paragraph-rsid="000514f9" style:font-weight-asian="bold" style:font-weight-complex="bold"/>
    </style:style>
    <style:style style:name="P24" style:family="paragraph" style:parent-style-name="Standard">
      <style:text-properties fo:color="#000000" fo:font-weight="bold" officeooo:rsid="00052537" officeooo:paragraph-rsid="00052537" style:font-weight-asian="bold" style:font-weight-complex="bold"/>
    </style:style>
    <style:style style:name="P25" style:family="paragraph" style:parent-style-name="Standard">
      <style:text-properties fo:color="#000000" fo:font-weight="bold" officeooo:rsid="00114968" officeooo:paragraph-rsid="00114968" style:font-weight-asian="bold" style:font-weight-complex="bold"/>
    </style:style>
    <style:style style:name="P26" style:family="paragraph" style:parent-style-name="Standard">
      <style:text-properties fo:color="#000000" fo:font-weight="bold" officeooo:rsid="00116a06" officeooo:paragraph-rsid="00116a06" style:font-weight-asian="bold" style:font-weight-complex="bold"/>
    </style:style>
    <style:style style:name="P27" style:family="paragraph" style:parent-style-name="Standard">
      <style:text-properties fo:color="#000000" fo:font-weight="bold" officeooo:rsid="0014faf2" officeooo:paragraph-rsid="0014faf2" style:font-weight-asian="bold" style:font-weight-complex="bold"/>
    </style:style>
    <style:style style:name="P28" style:family="paragraph" style:parent-style-name="Standard">
      <style:text-properties fo:color="#000000" fo:font-weight="bold" officeooo:rsid="00196f12" officeooo:paragraph-rsid="00196f12" style:font-weight-asian="bold" style:font-weight-complex="bold"/>
    </style:style>
    <style:style style:name="P29" style:family="paragraph" style:parent-style-name="Standard">
      <style:text-properties fo:color="#000000" fo:font-weight="bold" officeooo:rsid="001fc8da" officeooo:paragraph-rsid="001fc8da" style:font-weight-asian="bold" style:font-weight-complex="bold"/>
    </style:style>
    <style:style style:name="P30" style:family="paragraph" style:parent-style-name="Standard">
      <style:text-properties fo:color="#000000" fo:font-weight="bold" officeooo:rsid="00238a41" officeooo:paragraph-rsid="00238a41" style:font-weight-asian="bold" style:font-weight-complex="bold"/>
    </style:style>
    <style:style style:name="P31" style:family="paragraph" style:parent-style-name="Standard">
      <style:text-properties fo:color="#000000" fo:font-weight="bold" officeooo:rsid="000961f1" officeooo:paragraph-rsid="00255686" style:font-weight-asian="bold" style:font-weight-complex="bold"/>
    </style:style>
    <style:style style:name="P32" style:family="paragraph" style:parent-style-name="Standard">
      <style:text-properties fo:color="#000000" fo:font-weight="bold" officeooo:rsid="0026b54c" officeooo:paragraph-rsid="0026b54c" style:font-weight-asian="bold" style:font-weight-complex="bold"/>
    </style:style>
    <style:style style:name="P33" style:family="paragraph" style:parent-style-name="Standard">
      <style:text-properties fo:color="#000000" fo:font-weight="bold" officeooo:rsid="0029de9f" officeooo:paragraph-rsid="0029de9f" style:font-weight-asian="bold" style:font-weight-complex="bold"/>
    </style:style>
    <style:style style:name="P34" style:family="paragraph" style:parent-style-name="Standard">
      <style:text-properties fo:color="#000000" fo:font-weight="bold" officeooo:rsid="0045836f" officeooo:paragraph-rsid="0045836f" style:font-weight-asian="bold" style:font-weight-complex="bold"/>
    </style:style>
    <style:style style:name="P35" style:family="paragraph" style:parent-style-name="Standard">
      <style:text-properties fo:color="#000000" fo:font-weight="bold" officeooo:rsid="0053c771" officeooo:paragraph-rsid="0053c771" style:font-weight-asian="bold" style:font-weight-complex="bold"/>
    </style:style>
    <style:style style:name="P36" style:family="paragraph" style:parent-style-name="Standard">
      <style:text-properties fo:color="#000000" officeooo:rsid="000961f1" officeooo:paragraph-rsid="000c4319"/>
    </style:style>
    <style:style style:name="P37" style:family="paragraph" style:parent-style-name="Standard">
      <style:text-properties fo:color="#000000" officeooo:rsid="000961f1" officeooo:paragraph-rsid="00114968"/>
    </style:style>
    <style:style style:name="P38" style:family="paragraph" style:parent-style-name="Standard">
      <style:text-properties fo:color="#000000" officeooo:rsid="000961f1" officeooo:paragraph-rsid="00116a06"/>
    </style:style>
    <style:style style:name="P39" style:family="paragraph" style:parent-style-name="Standard">
      <style:text-properties fo:color="#000000" officeooo:rsid="000961f1" officeooo:paragraph-rsid="0014faf2"/>
    </style:style>
    <style:style style:name="P40" style:family="paragraph" style:parent-style-name="Standard">
      <style:text-properties fo:color="#000000" officeooo:rsid="000961f1" officeooo:paragraph-rsid="0016e245"/>
    </style:style>
    <style:style style:name="P41" style:family="paragraph" style:parent-style-name="Standard">
      <style:text-properties fo:color="#000000" officeooo:rsid="000961f1" officeooo:paragraph-rsid="00196f12"/>
    </style:style>
    <style:style style:name="P42" style:family="paragraph" style:parent-style-name="Standard">
      <style:text-properties fo:color="#000000" officeooo:rsid="000961f1" officeooo:paragraph-rsid="001b6d73"/>
    </style:style>
    <style:style style:name="P43" style:family="paragraph" style:parent-style-name="Standard">
      <style:text-properties fo:color="#000000" officeooo:rsid="000961f1" officeooo:paragraph-rsid="0020e16e"/>
    </style:style>
    <style:style style:name="P44" style:family="paragraph" style:parent-style-name="Standard">
      <style:text-properties fo:color="#000000" officeooo:rsid="000961f1" officeooo:paragraph-rsid="00255686"/>
    </style:style>
    <style:style style:name="P45" style:family="paragraph" style:parent-style-name="Standard">
      <style:text-properties fo:color="#000000" officeooo:rsid="000961f1" officeooo:paragraph-rsid="0026b54c"/>
    </style:style>
    <style:style style:name="P46" style:family="paragraph" style:parent-style-name="Standard">
      <style:text-properties fo:color="#000000" officeooo:rsid="000961f1" officeooo:paragraph-rsid="0045836f"/>
    </style:style>
    <style:style style:name="P47" style:family="paragraph" style:parent-style-name="Standard">
      <style:text-properties fo:color="#000000" officeooo:rsid="000961f1" officeooo:paragraph-rsid="005238e8"/>
    </style:style>
    <style:style style:name="P48" style:family="paragraph" style:parent-style-name="Standard">
      <style:text-properties fo:color="#000000" fo:font-weight="normal" officeooo:rsid="0002ff68" officeooo:paragraph-rsid="00114968" style:font-weight-asian="normal" style:font-weight-complex="normal"/>
    </style:style>
    <style:style style:name="P49" style:family="paragraph" style:parent-style-name="Standard">
      <style:text-properties fo:color="#000000" fo:font-weight="normal" officeooo:rsid="0002ff68" officeooo:paragraph-rsid="00116a06" style:font-weight-asian="normal" style:font-weight-complex="normal"/>
    </style:style>
    <style:style style:name="P50" style:family="paragraph" style:parent-style-name="Standard">
      <style:text-properties fo:color="#000000" fo:font-weight="normal" officeooo:rsid="0002ff68" officeooo:paragraph-rsid="00196f12" style:font-weight-asian="normal" style:font-weight-complex="normal"/>
    </style:style>
    <style:style style:name="P51" style:family="paragraph" style:parent-style-name="Standard">
      <style:text-properties fo:color="#000000" fo:font-weight="normal" officeooo:rsid="0002ff68" officeooo:paragraph-rsid="00042c28" style:font-weight-asian="normal" style:font-weight-complex="normal"/>
    </style:style>
    <style:style style:name="P52" style:family="paragraph" style:parent-style-name="Standard">
      <style:text-properties fo:color="#000000" fo:font-weight="normal" officeooo:rsid="0002ff68" officeooo:paragraph-rsid="00255686" style:font-weight-asian="normal" style:font-weight-complex="normal"/>
    </style:style>
    <style:style style:name="P53" style:family="paragraph" style:parent-style-name="Standard">
      <style:text-properties fo:color="#000000" fo:font-weight="normal" officeooo:rsid="0002ff68" officeooo:paragraph-rsid="0026b54c" style:font-weight-asian="normal" style:font-weight-complex="normal"/>
    </style:style>
    <style:style style:name="P54" style:family="paragraph" style:parent-style-name="Standard">
      <style:text-properties fo:color="#000000" fo:font-weight="normal" officeooo:rsid="0002ff68" officeooo:paragraph-rsid="0002ff68" style:font-weight-asian="normal" style:font-weight-complex="normal"/>
    </style:style>
    <style:style style:name="P55" style:family="paragraph" style:parent-style-name="Standard">
      <style:text-properties fo:color="#000000" fo:font-weight="normal" officeooo:rsid="0002ff68" officeooo:paragraph-rsid="0045836f" style:font-weight-asian="normal" style:font-weight-complex="normal"/>
    </style:style>
    <style:style style:name="P56" style:family="paragraph" style:parent-style-name="Standard">
      <style:text-properties fo:color="#000000" fo:font-weight="normal" officeooo:rsid="00238a41" officeooo:paragraph-rsid="00238a41" style:font-weight-asian="normal" style:font-weight-complex="normal"/>
    </style:style>
    <style:style style:name="P57" style:family="paragraph" style:parent-style-name="Standard">
      <style:text-properties fo:color="#000000" fo:font-weight="normal" officeooo:rsid="00238a41" officeooo:paragraph-rsid="00255686" style:font-weight-asian="normal" style:font-weight-complex="normal"/>
    </style:style>
    <style:style style:name="P58" style:family="paragraph" style:parent-style-name="Standard">
      <style:text-properties fo:color="#000000" fo:font-weight="normal" officeooo:rsid="00255686" officeooo:paragraph-rsid="00255686" style:font-weight-asian="normal" style:font-weight-complex="normal"/>
    </style:style>
    <style:style style:name="P59" style:family="paragraph" style:parent-style-name="Standard">
      <style:text-properties fo:color="#000000" fo:font-weight="normal" officeooo:rsid="002a9ac5" officeooo:paragraph-rsid="002a9ac5" style:font-weight-asian="normal" style:font-weight-complex="normal"/>
    </style:style>
    <style:style style:name="P60" style:family="paragraph" style:parent-style-name="Standard">
      <style:text-properties fo:color="#000000" fo:font-weight="normal" officeooo:rsid="002a9ac5" officeooo:paragraph-rsid="003094a9" style:font-weight-asian="normal" style:font-weight-complex="normal"/>
    </style:style>
    <style:style style:name="P61" style:family="paragraph" style:parent-style-name="Standard">
      <style:text-properties fo:color="#000000" fo:font-weight="normal" officeooo:rsid="002a9ac5" officeooo:paragraph-rsid="0039ebf9" style:font-weight-asian="normal" style:font-weight-complex="normal"/>
    </style:style>
    <style:style style:name="P62" style:family="paragraph" style:parent-style-name="Standard">
      <style:text-properties fo:color="#000000" fo:font-weight="normal" officeooo:rsid="002a9ac5" officeooo:paragraph-rsid="004176ff" style:font-weight-asian="normal" style:font-weight-complex="normal"/>
    </style:style>
    <style:style style:name="P63" style:family="paragraph" style:parent-style-name="Standard">
      <style:text-properties fo:color="#000000" fo:font-weight="normal" officeooo:rsid="002a9ac5" officeooo:paragraph-rsid="00420086" style:font-weight-asian="normal" style:font-weight-complex="normal"/>
    </style:style>
    <style:style style:name="P64" style:family="paragraph" style:parent-style-name="Standard">
      <style:text-properties fo:color="#000000" fo:font-weight="normal" officeooo:rsid="002dc671" officeooo:paragraph-rsid="002dc671" style:font-weight-asian="normal" style:font-weight-complex="normal"/>
    </style:style>
    <style:style style:name="P65" style:family="paragraph" style:parent-style-name="Standard">
      <style:text-properties fo:color="#000000" fo:font-weight="normal" officeooo:rsid="002dc671" officeooo:paragraph-rsid="003094a9" style:font-weight-asian="normal" style:font-weight-complex="normal"/>
    </style:style>
    <style:style style:name="P66" style:family="paragraph" style:parent-style-name="Standard">
      <style:text-properties fo:color="#000000" fo:font-weight="normal" officeooo:rsid="002dc671" officeooo:paragraph-rsid="00420086" style:font-weight-asian="normal" style:font-weight-complex="normal"/>
    </style:style>
    <style:style style:name="P67" style:family="paragraph" style:parent-style-name="Standard">
      <style:text-properties fo:color="#000000" fo:font-weight="normal" officeooo:rsid="000d2043" officeooo:paragraph-rsid="003094a9" style:font-weight-asian="normal" style:font-weight-complex="normal"/>
    </style:style>
    <style:style style:name="P68" style:family="paragraph" style:parent-style-name="Standard">
      <style:text-properties fo:color="#000000" fo:font-weight="normal" officeooo:rsid="000d2043" officeooo:paragraph-rsid="0049d673" style:font-weight-asian="normal" style:font-weight-complex="normal"/>
    </style:style>
    <style:style style:name="P69" style:family="paragraph" style:parent-style-name="Standard">
      <style:text-properties fo:color="#000000" fo:font-weight="normal" officeooo:rsid="003273ed" officeooo:paragraph-rsid="00341609" style:font-weight-asian="normal" style:font-weight-complex="normal"/>
    </style:style>
    <style:style style:name="P70" style:family="paragraph" style:parent-style-name="Standard">
      <style:text-properties fo:color="#000000" fo:font-weight="normal" officeooo:rsid="003273ed" officeooo:paragraph-rsid="0039ebf9" style:font-weight-asian="normal" style:font-weight-complex="normal"/>
    </style:style>
    <style:style style:name="P71" style:family="paragraph" style:parent-style-name="Standard">
      <style:text-properties fo:color="#000000" fo:font-weight="normal" officeooo:rsid="003273ed" officeooo:paragraph-rsid="004290d9" style:font-weight-asian="normal" style:font-weight-complex="normal"/>
    </style:style>
    <style:style style:name="P72" style:family="paragraph" style:parent-style-name="Standard">
      <style:text-properties fo:color="#000000" fo:font-weight="normal" officeooo:rsid="000e70a4" officeooo:paragraph-rsid="0036005a" style:font-weight-asian="normal" style:font-weight-complex="normal"/>
    </style:style>
    <style:style style:name="P73" style:family="paragraph" style:parent-style-name="Standard">
      <style:text-properties fo:color="#000000" fo:font-weight="normal" officeooo:rsid="0037bd26" officeooo:paragraph-rsid="0037bd26" style:font-weight-asian="normal" style:font-weight-complex="normal"/>
    </style:style>
    <style:style style:name="P74" style:family="paragraph" style:parent-style-name="Standard">
      <style:text-properties fo:color="#000000" fo:font-weight="normal" officeooo:rsid="0039ebf9" officeooo:paragraph-rsid="0039ebf9" style:font-weight-asian="normal" style:font-weight-complex="normal"/>
    </style:style>
    <style:style style:name="P75" style:family="paragraph" style:parent-style-name="Standard">
      <style:text-properties fo:color="#000000" fo:font-weight="normal" officeooo:rsid="000e9f97" officeooo:paragraph-rsid="00420086" style:font-weight-asian="normal" style:font-weight-complex="normal"/>
    </style:style>
    <style:style style:name="P76" style:family="paragraph" style:parent-style-name="Standard">
      <style:text-properties fo:color="#000000" fo:font-weight="normal" officeooo:rsid="0049d673" officeooo:paragraph-rsid="0049d673" style:font-weight-asian="normal" style:font-weight-complex="normal"/>
    </style:style>
    <style:style style:name="P77" style:family="paragraph" style:parent-style-name="Standard">
      <style:text-properties fo:color="#000000" officeooo:rsid="00219d53" officeooo:paragraph-rsid="00219d53"/>
    </style:style>
    <style:style style:name="P78" style:family="paragraph" style:parent-style-name="Standard">
      <style:text-properties fo:color="#000000" officeooo:rsid="00219d53" officeooo:paragraph-rsid="0053c771"/>
    </style:style>
    <style:style style:name="P79" style:family="paragraph" style:parent-style-name="Standard">
      <style:text-properties fo:color="#000000" officeooo:rsid="00114968" officeooo:paragraph-rsid="00114968"/>
    </style:style>
    <style:style style:name="P80" style:family="paragraph" style:parent-style-name="Standard">
      <style:text-properties officeooo:paragraph-rsid="0002ff68"/>
    </style:style>
    <style:style style:name="P81" style:family="paragraph" style:parent-style-name="Standard">
      <style:text-properties officeooo:paragraph-rsid="00042c28"/>
    </style:style>
    <style:style style:name="P82" style:family="paragraph" style:parent-style-name="Standard">
      <style:text-properties officeooo:paragraph-rsid="000514f9"/>
    </style:style>
    <style:style style:name="P83" style:family="paragraph" style:parent-style-name="Standard">
      <style:text-properties officeooo:paragraph-rsid="00052537"/>
    </style:style>
    <style:style style:name="P84" style:family="paragraph" style:parent-style-name="Standard">
      <style:text-properties officeooo:paragraph-rsid="00114968"/>
    </style:style>
    <style:style style:name="P85" style:family="paragraph" style:parent-style-name="Standard">
      <style:text-properties officeooo:paragraph-rsid="00116a06"/>
    </style:style>
    <style:style style:name="P86" style:family="paragraph" style:parent-style-name="Standard">
      <style:text-properties officeooo:paragraph-rsid="0016e245"/>
    </style:style>
    <style:style style:name="P87" style:family="paragraph" style:parent-style-name="Standard">
      <style:text-properties officeooo:paragraph-rsid="00196f12"/>
    </style:style>
    <style:style style:name="P88" style:family="paragraph" style:parent-style-name="Standard">
      <style:text-properties officeooo:paragraph-rsid="001b6d73"/>
    </style:style>
    <style:style style:name="P89" style:family="paragraph" style:parent-style-name="Standard">
      <style:text-properties officeooo:paragraph-rsid="0020e16e"/>
    </style:style>
    <style:style style:name="P90" style:family="paragraph" style:parent-style-name="Standard">
      <style:text-properties officeooo:paragraph-rsid="00255686"/>
    </style:style>
    <style:style style:name="P91" style:family="paragraph" style:parent-style-name="Standard">
      <style:text-properties officeooo:paragraph-rsid="0026b54c"/>
    </style:style>
    <style:style style:name="P92" style:family="paragraph" style:parent-style-name="Standard">
      <style:text-properties officeooo:rsid="0029de9f" officeooo:paragraph-rsid="0029de9f"/>
    </style:style>
    <style:style style:name="P93" style:family="paragraph" style:parent-style-name="Standard">
      <style:text-properties officeooo:paragraph-rsid="0045836f"/>
    </style:style>
    <style:style style:name="P94" style:family="paragraph" style:parent-style-name="Standard">
      <style:text-properties officeooo:paragraph-rsid="005238e8"/>
    </style:style>
    <style:style style:name="P95" style:family="paragraph" style:parent-style-name="Standard">
      <style:text-properties fo:color="#000000" fo:font-weight="normal" officeooo:rsid="0002ff68" officeooo:paragraph-rsid="0002ff68" style:font-weight-asian="normal" style:font-weight-complex="normal"/>
    </style:style>
    <style:style style:name="P96" style:family="paragraph" style:parent-style-name="Standard">
      <style:text-properties fo:color="#000000" fo:font-weight="normal" officeooo:rsid="00567a67" officeooo:paragraph-rsid="00567a67" style:font-weight-asian="normal" style:font-weight-complex="normal"/>
    </style:style>
    <style:style style:name="P97" style:family="paragraph" style:parent-style-name="Standard">
      <style:text-properties fo:color="#000000" fo:font-weight="normal" officeooo:rsid="00567a67" officeooo:paragraph-rsid="0056dba3" style:font-weight-asian="normal" style:font-weight-complex="normal"/>
    </style:style>
    <style:style style:name="P98" style:family="paragraph" style:parent-style-name="Standard">
      <style:text-properties fo:color="#000000" fo:font-weight="normal" officeooo:rsid="00567a67" officeooo:paragraph-rsid="00590356" style:font-weight-asian="normal" style:font-weight-complex="normal"/>
    </style:style>
    <style:style style:name="P99" style:family="paragraph" style:parent-style-name="Standard">
      <style:text-properties fo:color="#000000" fo:font-weight="normal" officeooo:rsid="00567a67" officeooo:paragraph-rsid="005e3bf4" style:font-weight-asian="normal" style:font-weight-complex="normal"/>
    </style:style>
    <style:style style:name="P100" style:family="paragraph" style:parent-style-name="Standard">
      <style:text-properties fo:color="#000000" fo:font-weight="normal" officeooo:rsid="00567a67" officeooo:paragraph-rsid="0061bd00" style:font-weight-asian="normal" style:font-weight-complex="normal"/>
    </style:style>
    <style:style style:name="P101" style:family="paragraph" style:parent-style-name="Standard">
      <style:text-properties fo:color="#000000" fo:font-weight="normal" officeooo:rsid="00567a67" officeooo:paragraph-rsid="006286da" style:font-weight-asian="normal" style:font-weight-complex="normal"/>
    </style:style>
    <style:style style:name="P102" style:family="paragraph" style:parent-style-name="Standard">
      <style:text-properties fo:color="#000000" fo:font-weight="normal" officeooo:rsid="005d4c5d" officeooo:paragraph-rsid="005e3bf4" style:font-weight-asian="normal" style:font-weight-complex="normal"/>
    </style:style>
    <style:style style:name="P103" style:family="paragraph" style:parent-style-name="Standard">
      <style:text-properties fo:color="#000000" fo:font-weight="normal" officeooo:rsid="002dc671" officeooo:paragraph-rsid="002dc671" style:font-weight-asian="normal" style:font-weight-complex="normal"/>
    </style:style>
    <style:style style:name="P104" style:family="paragraph" style:parent-style-name="Standard">
      <style:text-properties fo:color="#000000" fo:font-weight="normal" officeooo:rsid="002dc671" officeooo:paragraph-rsid="004290d9" style:font-weight-asian="normal" style:font-weight-complex="normal"/>
    </style:style>
    <style:style style:name="P105" style:family="paragraph" style:parent-style-name="Standard">
      <style:text-properties fo:color="#000000" fo:font-weight="normal" officeooo:rsid="0063c21f" officeooo:paragraph-rsid="0063c21f" style:font-weight-asian="normal" style:font-weight-complex="normal"/>
    </style:style>
    <style:style style:name="P106" style:family="paragraph" style:parent-style-name="Standard">
      <style:text-properties fo:color="#000000" fo:font-weight="normal" officeooo:rsid="0063c21f" officeooo:paragraph-rsid="0065ce49" style:font-weight-asian="normal" style:font-weight-complex="normal"/>
    </style:style>
    <style:style style:name="P107" style:family="paragraph" style:parent-style-name="Standard">
      <style:text-properties fo:color="#000000" fo:font-weight="normal" officeooo:rsid="0063c21f" officeooo:paragraph-rsid="0066031b" style:font-weight-asian="normal" style:font-weight-complex="normal"/>
    </style:style>
    <style:style style:name="P108" style:family="paragraph" style:parent-style-name="Standard">
      <style:text-properties fo:color="#000000" fo:font-weight="normal" officeooo:rsid="0063c21f" officeooo:paragraph-rsid="00691844" style:font-weight-asian="normal" style:font-weight-complex="normal"/>
    </style:style>
    <style:style style:name="P109" style:family="paragraph" style:parent-style-name="Standard">
      <style:text-properties fo:color="#000000" fo:font-weight="normal" officeooo:rsid="0063c21f" officeooo:paragraph-rsid="006ddca3" style:font-weight-asian="normal" style:font-weight-complex="normal"/>
    </style:style>
    <style:style style:name="P110" style:family="paragraph" style:parent-style-name="Standard">
      <style:text-properties fo:color="#000000" fo:font-weight="normal" officeooo:rsid="0066031b" officeooo:paragraph-rsid="0066031b" style:font-weight-asian="normal" style:font-weight-complex="normal"/>
    </style:style>
    <style:style style:name="P111" style:family="paragraph" style:parent-style-name="Standard">
      <style:text-properties fo:color="#000000" fo:font-weight="normal" officeooo:rsid="0066031b" officeooo:paragraph-rsid="00662b11" style:font-weight-asian="normal" style:font-weight-complex="normal"/>
    </style:style>
    <style:style style:name="P112" style:family="paragraph" style:parent-style-name="Standard">
      <style:text-properties fo:color="#000000" fo:font-weight="normal" officeooo:rsid="0066031b" officeooo:paragraph-rsid="0067ccc3" style:font-weight-asian="normal" style:font-weight-complex="normal"/>
    </style:style>
    <style:style style:name="P113" style:family="paragraph" style:parent-style-name="Standard">
      <style:text-properties fo:color="#000000" fo:font-weight="normal" officeooo:rsid="0066031b" officeooo:paragraph-rsid="0067fb73" style:font-weight-asian="normal" style:font-weight-complex="normal"/>
    </style:style>
    <style:style style:name="P114" style:family="paragraph" style:parent-style-name="Standard">
      <style:text-properties fo:color="#000000" fo:font-weight="normal" officeooo:rsid="0066031b" officeooo:paragraph-rsid="00691844" style:font-weight-asian="normal" style:font-weight-complex="normal"/>
    </style:style>
    <style:style style:name="P115" style:family="paragraph" style:parent-style-name="Standard">
      <style:text-properties fo:color="#000000" fo:font-weight="normal" officeooo:rsid="0066031b" officeooo:paragraph-rsid="006ddca3" style:font-weight-asian="normal" style:font-weight-complex="normal"/>
    </style:style>
    <style:style style:name="P116" style:family="paragraph" style:parent-style-name="Standard">
      <style:text-properties fo:color="#000000" fo:font-weight="normal" officeooo:rsid="0066031b" officeooo:paragraph-rsid="006e4682" style:font-weight-asian="normal" style:font-weight-complex="normal"/>
    </style:style>
    <style:style style:name="P117" style:family="paragraph" style:parent-style-name="Standard">
      <style:text-properties fo:color="#000000" fo:font-weight="normal" officeooo:rsid="0066031b" officeooo:paragraph-rsid="00723057" style:font-weight-asian="normal" style:font-weight-complex="normal"/>
    </style:style>
    <style:style style:name="P118" style:family="paragraph" style:parent-style-name="Standard">
      <style:text-properties fo:color="#000000" fo:font-weight="normal" officeooo:rsid="0066031b" officeooo:paragraph-rsid="00766606" style:font-weight-asian="normal" style:font-weight-complex="normal"/>
    </style:style>
    <style:style style:name="P119" style:family="paragraph" style:parent-style-name="Standard">
      <style:text-properties fo:color="#000000" fo:font-weight="normal" officeooo:rsid="0066031b" officeooo:paragraph-rsid="00776605" style:font-weight-asian="normal" style:font-weight-complex="normal"/>
    </style:style>
    <style:style style:name="P120" style:family="paragraph" style:parent-style-name="Standard">
      <style:text-properties fo:color="#000000" fo:font-weight="normal" officeooo:rsid="0066031b" officeooo:paragraph-rsid="007850d1" style:font-weight-asian="normal" style:font-weight-complex="normal"/>
    </style:style>
    <style:style style:name="P121" style:family="paragraph" style:parent-style-name="Standard">
      <style:text-properties fo:color="#000000" fo:font-weight="normal" officeooo:rsid="002a9ac5" officeooo:paragraph-rsid="00662b11" style:font-weight-asian="normal" style:font-weight-complex="normal"/>
    </style:style>
    <style:style style:name="P122" style:family="paragraph" style:parent-style-name="Standard">
      <style:text-properties fo:color="#000000" fo:font-weight="normal" officeooo:rsid="00662b11" officeooo:paragraph-rsid="00662b11" style:font-weight-asian="normal" style:font-weight-complex="normal"/>
    </style:style>
    <style:style style:name="P123" style:family="paragraph" style:parent-style-name="Standard">
      <style:text-properties fo:color="#000000" fo:font-weight="normal" officeooo:rsid="00662b11" officeooo:paragraph-rsid="00691844" style:font-weight-asian="normal" style:font-weight-complex="normal"/>
    </style:style>
    <style:style style:name="P124" style:family="paragraph" style:parent-style-name="Standard">
      <style:text-properties fo:color="#000000" fo:font-weight="normal" officeooo:rsid="00662b11" officeooo:paragraph-rsid="006a4ea2" style:font-weight-asian="normal" style:font-weight-complex="normal"/>
    </style:style>
    <style:style style:name="P125" style:family="paragraph" style:parent-style-name="Standard">
      <style:text-properties fo:color="#000000" fo:font-weight="normal" officeooo:rsid="00662b11" officeooo:paragraph-rsid="00766606" style:font-weight-asian="normal" style:font-weight-complex="normal"/>
    </style:style>
    <style:style style:name="P126" style:family="paragraph" style:parent-style-name="Standard">
      <style:text-properties fo:color="#000000" fo:font-weight="normal" officeooo:rsid="00662b11" officeooo:paragraph-rsid="00790915" style:font-weight-asian="normal" style:font-weight-complex="normal"/>
    </style:style>
    <style:style style:name="P127" style:family="paragraph" style:parent-style-name="Standard">
      <style:text-properties fo:color="#000000" fo:font-weight="normal" officeooo:rsid="00662b11" officeooo:paragraph-rsid="007a1d86" style:font-weight-asian="normal" style:font-weight-complex="normal"/>
    </style:style>
    <style:style style:name="P128" style:family="paragraph" style:parent-style-name="Standard">
      <style:text-properties fo:color="#000000" fo:font-weight="normal" officeooo:rsid="0067ccc3" officeooo:paragraph-rsid="0067ccc3" style:font-weight-asian="normal" style:font-weight-complex="normal"/>
    </style:style>
    <style:style style:name="P129" style:family="paragraph" style:parent-style-name="Standard">
      <style:text-properties fo:color="#000000" fo:font-weight="normal" officeooo:rsid="0067ccc3" officeooo:paragraph-rsid="00691844" style:font-weight-asian="normal" style:font-weight-complex="normal"/>
    </style:style>
    <style:style style:name="P130" style:family="paragraph" style:parent-style-name="Standard">
      <style:text-properties fo:color="#000000" fo:font-weight="normal" officeooo:rsid="0049d673" officeooo:paragraph-rsid="00723057" style:font-weight-asian="normal" style:font-weight-complex="normal"/>
    </style:style>
    <style:style style:name="P131" style:family="paragraph" style:parent-style-name="Standard">
      <style:text-properties fo:color="#000000" fo:font-weight="normal" officeooo:rsid="0049d673" officeooo:paragraph-rsid="007396c2" style:font-weight-asian="normal" style:font-weight-complex="normal"/>
    </style:style>
    <style:style style:name="P132" style:family="paragraph" style:parent-style-name="Standard">
      <style:text-properties fo:color="#000000" fo:font-weight="normal" officeooo:rsid="007850d1" officeooo:paragraph-rsid="007850d1" style:font-weight-asian="normal" style:font-weight-complex="normal"/>
    </style:style>
    <style:style style:name="P133" style:family="paragraph" style:parent-style-name="Standard">
      <style:text-properties fo:color="#000000" fo:font-weight="bold" officeooo:rsid="00567a67" officeooo:paragraph-rsid="00567a67" style:font-weight-asian="bold" style:font-weight-complex="bold"/>
    </style:style>
    <style:style style:name="P134" style:family="paragraph" style:parent-style-name="Standard">
      <style:text-properties fo:color="#000000" fo:font-weight="bold" officeooo:rsid="0057e673" officeooo:paragraph-rsid="0057e673" style:font-weight-asian="bold" style:font-weight-complex="bold"/>
    </style:style>
    <style:style style:name="P135" style:family="paragraph" style:parent-style-name="Standard">
      <style:text-properties fo:color="#000000" fo:font-weight="bold" officeooo:rsid="0061bd00" officeooo:paragraph-rsid="0061bd00" style:font-weight-asian="bold" style:font-weight-complex="bold"/>
    </style:style>
    <style:style style:name="P136" style:family="paragraph" style:parent-style-name="Standard">
      <style:text-properties fo:color="#000000" fo:font-weight="bold" officeooo:rsid="0063c21f" officeooo:paragraph-rsid="0063c21f" style:font-weight-asian="bold" style:font-weight-complex="bold"/>
    </style:style>
    <style:style style:name="P137" style:family="paragraph" style:parent-style-name="Standard">
      <style:text-properties fo:color="#000000" fo:font-weight="bold" officeooo:rsid="0002ff68" officeooo:paragraph-rsid="00042c28" style:font-weight-asian="bold" style:font-weight-complex="bold"/>
    </style:style>
    <style:style style:name="P138" style:family="paragraph" style:parent-style-name="Standard">
      <style:text-properties fo:color="#000000" fo:font-weight="bold" officeooo:rsid="00042c28" officeooo:paragraph-rsid="00042c28" style:font-weight-asian="bold" style:font-weight-complex="bold"/>
    </style:style>
    <style:style style:name="P139" style:family="paragraph" style:parent-style-name="Standard">
      <style:text-properties fo:color="#000000" fo:font-weight="bold" officeooo:rsid="00723057" officeooo:paragraph-rsid="00723057" style:font-weight-asian="bold" style:font-weight-complex="bold"/>
    </style:style>
    <style:style style:name="P140" style:family="paragraph" style:parent-style-name="Standard">
      <style:text-properties fo:color="#000000" fo:font-weight="bold" officeooo:rsid="000961f1" officeooo:paragraph-rsid="00776605" style:font-weight-asian="bold" style:font-weight-complex="bold"/>
    </style:style>
    <style:style style:name="P141" style:family="paragraph" style:parent-style-name="Standard">
      <style:text-properties fo:color="#000000" fo:font-weight="bold" officeooo:rsid="00776605" officeooo:paragraph-rsid="00776605" style:font-weight-asian="bold" style:font-weight-complex="bold"/>
    </style:style>
    <style:style style:name="P142" style:family="paragraph" style:parent-style-name="Standard">
      <style:text-properties fo:color="#000000" fo:font-weight="bold" officeooo:rsid="007850d1" officeooo:paragraph-rsid="007850d1" style:font-weight-asian="bold" style:font-weight-complex="bold"/>
    </style:style>
    <style:style style:name="P143" style:family="paragraph" style:parent-style-name="Standard">
      <style:text-properties fo:color="#000000" officeooo:rsid="0002ff68" officeooo:paragraph-rsid="0020e16e"/>
    </style:style>
    <style:style style:name="P144" style:family="paragraph" style:parent-style-name="Standard">
      <style:text-properties fo:color="#000000" officeooo:rsid="0002ff68" officeooo:paragraph-rsid="00776605"/>
    </style:style>
    <style:style style:name="P145" style:family="paragraph" style:parent-style-name="Standard">
      <style:text-properties fo:color="#000000" officeooo:rsid="0002ff68" officeooo:paragraph-rsid="007850d1"/>
    </style:style>
    <style:style style:name="P146" style:family="paragraph" style:parent-style-name="Standard">
      <style:text-properties fo:color="#000000" officeooo:rsid="000961f1" officeooo:paragraph-rsid="00776605"/>
    </style:style>
    <style:style style:name="P147" style:family="paragraph" style:parent-style-name="Standard">
      <style:text-properties officeooo:paragraph-rsid="0056dba3"/>
    </style:style>
    <style:style style:name="P148" style:family="paragraph" style:parent-style-name="Standard">
      <style:text-properties officeooo:paragraph-rsid="005e3bf4"/>
    </style:style>
    <style:style style:name="P149" style:family="paragraph" style:parent-style-name="Standard">
      <style:text-properties officeooo:paragraph-rsid="005fd4fc"/>
    </style:style>
    <style:style style:name="P150" style:family="paragraph" style:parent-style-name="Standard">
      <style:text-properties officeooo:paragraph-rsid="0061bd00"/>
    </style:style>
    <style:style style:name="P151" style:family="paragraph" style:parent-style-name="Standard">
      <style:text-properties officeooo:paragraph-rsid="00691844"/>
    </style:style>
    <style:style style:name="P152" style:family="paragraph" style:parent-style-name="Standard">
      <style:text-properties officeooo:paragraph-rsid="00776605"/>
    </style:style>
    <style:style style:name="T1" style:family="text">
      <style:text-properties officeooo:rsid="0002ff68"/>
    </style:style>
    <style:style style:name="T2" style:family="text">
      <style:text-properties fo:color="#000000"/>
    </style:style>
    <style:style style:name="T3" style:family="text">
      <style:text-properties fo:color="#000000" officeooo:rsid="0002ff68"/>
    </style:style>
    <style:style style:name="T4" style:family="text">
      <style:text-properties fo:color="#000000" officeooo:rsid="000514f9"/>
    </style:style>
    <style:style style:name="T5" style:family="text">
      <style:text-properties fo:color="#000000" officeooo:rsid="00052537"/>
    </style:style>
    <style:style style:name="T6" style:family="text">
      <style:text-properties fo:color="#000000" officeooo:rsid="000c4319"/>
    </style:style>
    <style:style style:name="T7" style:family="text">
      <style:text-properties fo:color="#000000" officeooo:rsid="000dc25d"/>
    </style:style>
    <style:style style:name="T8" style:family="text">
      <style:text-properties fo:color="#000000" officeooo:rsid="00114968"/>
    </style:style>
    <style:style style:name="T9" style:family="text">
      <style:text-properties fo:color="#000000" officeooo:rsid="00116a06"/>
    </style:style>
    <style:style style:name="T10" style:family="text">
      <style:text-properties fo:color="#000000" officeooo:rsid="0014faf2"/>
    </style:style>
    <style:style style:name="T11" style:family="text">
      <style:text-properties fo:color="#000000" officeooo:rsid="000961f1"/>
    </style:style>
    <style:style style:name="T12" style:family="text">
      <style:text-properties fo:color="#000000" officeooo:rsid="0016e245"/>
    </style:style>
    <style:style style:name="T13" style:family="text">
      <style:text-properties fo:color="#000000" officeooo:rsid="00196f12"/>
    </style:style>
    <style:style style:name="T14" style:family="text">
      <style:text-properties fo:color="#000000" officeooo:rsid="001b6d73"/>
    </style:style>
    <style:style style:name="T15" style:family="text">
      <style:text-properties fo:color="#000000" officeooo:rsid="0020e16e"/>
    </style:style>
    <style:style style:name="T16" style:family="text">
      <style:text-properties fo:color="#000000" officeooo:rsid="0026b54c"/>
    </style:style>
    <style:style style:name="T17" style:family="text">
      <style:text-properties fo:color="#000000" officeooo:rsid="002c10c6"/>
    </style:style>
    <style:style style:name="T18" style:family="text">
      <style:text-properties fo:color="#000000" officeooo:rsid="00463540"/>
    </style:style>
    <style:style style:name="T19" style:family="text">
      <style:text-properties fo:color="#000000" officeooo:rsid="005238e8"/>
    </style:style>
    <style:style style:name="T20" style:family="text">
      <style:text-properties fo:color="#000000" officeooo:rsid="0053c771"/>
    </style:style>
    <style:style style:name="T21" style:family="text">
      <style:text-properties fo:color="#000000" fo:font-weight="normal" officeooo:rsid="00567a67" style:font-weight-asian="normal" style:font-weight-complex="normal"/>
    </style:style>
    <style:style style:name="T22" style:family="text">
      <style:text-properties fo:color="#000000" fo:font-weight="normal" officeooo:rsid="0056dba3" style:font-weight-asian="normal" style:font-weight-complex="normal"/>
    </style:style>
    <style:style style:name="T23" style:family="text">
      <style:text-properties fo:color="#000000" fo:font-weight="normal" officeooo:rsid="0057e673" style:font-weight-asian="normal" style:font-weight-complex="normal"/>
    </style:style>
    <style:style style:name="T24" style:family="text">
      <style:text-properties fo:color="#000000" fo:font-weight="normal" officeooo:rsid="00590356" style:font-weight-asian="normal" style:font-weight-complex="normal"/>
    </style:style>
    <style:style style:name="T25" style:family="text">
      <style:text-properties fo:color="#000000" fo:font-weight="normal" officeooo:rsid="005b7005" style:font-weight-asian="normal" style:font-weight-complex="normal"/>
    </style:style>
    <style:style style:name="T26" style:family="text">
      <style:text-properties fo:color="#000000" fo:font-weight="normal" officeooo:rsid="005d4c5d" style:font-weight-asian="normal" style:font-weight-complex="normal"/>
    </style:style>
    <style:style style:name="T27" style:family="text">
      <style:text-properties fo:color="#000000" fo:font-weight="normal" officeooo:rsid="005e3bf4" style:font-weight-asian="normal" style:font-weight-complex="normal"/>
    </style:style>
    <style:style style:name="T28" style:family="text">
      <style:text-properties fo:color="#000000" fo:font-weight="normal" officeooo:rsid="005fd4fc" style:font-weight-asian="normal" style:font-weight-complex="normal"/>
    </style:style>
    <style:style style:name="T29" style:family="text">
      <style:text-properties fo:color="#000000" officeooo:rsid="00776605"/>
    </style:style>
    <style:style style:name="T30" style:family="text">
      <style:text-properties fo:color="#000000" fo:font-weight="bold" officeooo:rsid="00691844" style:font-weight-asian="bold" style:font-weight-complex="bold"/>
    </style:style>
    <style:style style:name="T31" style:family="text">
      <style:text-properties fo:color="#000000" fo:font-weight="bold" officeooo:rsid="0074f87e" style:font-weight-asian="bold" style:font-weight-complex="bold"/>
    </style:style>
    <style:style style:name="T32" style:family="text">
      <style:text-properties fo:color="#000000" fo:font-weight="bold" officeooo:rsid="00739793" style:font-weight-asian="bold" style:font-weight-complex="bold"/>
    </style:style>
    <style:style style:name="T33" style:family="text">
      <style:text-properties fo:color="#000000" fo:font-weight="bold" officeooo:rsid="00766606" style:font-weight-asian="bold" style:font-weight-complex="bold"/>
    </style:style>
    <style:style style:name="T34" style:family="text">
      <style:text-properties fo:color="#000000" fo:font-weight="bold" officeooo:rsid="007850d1" style:font-weight-asian="bold" style:font-weight-complex="bold"/>
    </style:style>
    <style:style style:name="T35" style:family="text">
      <style:text-properties officeooo:rsid="00042c28"/>
    </style:style>
    <style:style style:name="T36" style:family="text">
      <style:text-properties officeooo:rsid="000514f9"/>
    </style:style>
    <style:style style:name="T37" style:family="text">
      <style:text-properties officeooo:rsid="00052537"/>
    </style:style>
    <style:style style:name="T38" style:family="text">
      <style:text-properties officeooo:rsid="000961f1"/>
    </style:style>
    <style:style style:name="T39" style:family="text">
      <style:text-properties officeooo:rsid="000c4319"/>
    </style:style>
    <style:style style:name="T40" style:family="text">
      <style:text-properties officeooo:rsid="000dc25d"/>
    </style:style>
    <style:style style:name="T41" style:family="text">
      <style:text-properties officeooo:rsid="00114968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0961f1" style:font-weight-asian="normal" style:font-weight-complex="normal"/>
    </style:style>
    <style:style style:name="T44" style:family="text">
      <style:text-properties fo:font-weight="normal" officeooo:rsid="0020e16e" style:font-weight-asian="normal" style:font-weight-complex="normal"/>
    </style:style>
    <style:style style:name="T45" style:family="text">
      <style:text-properties fo:font-weight="normal" officeooo:rsid="001b6d73" style:font-weight-asian="normal" style:font-weight-complex="normal"/>
    </style:style>
    <style:style style:name="T46" style:family="text">
      <style:text-properties fo:font-weight="normal" officeooo:rsid="000514f9" style:font-weight-asian="normal" style:font-weight-complex="normal"/>
    </style:style>
    <style:style style:name="T47" style:family="text">
      <style:text-properties fo:font-weight="normal" officeooo:rsid="00255686" style:font-weight-asian="normal" style:font-weight-complex="normal"/>
    </style:style>
    <style:style style:name="T48" style:family="text">
      <style:text-properties fo:font-weight="normal" officeooo:rsid="00776605" style:font-weight-asian="normal" style:font-weight-complex="normal"/>
    </style:style>
    <style:style style:name="T49" style:family="text">
      <style:text-properties fo:font-weight="normal" officeooo:rsid="00116a06" style:font-weight-asian="normal" style:font-weight-complex="normal"/>
    </style:style>
    <style:style style:name="T50" style:family="text">
      <style:text-properties officeooo:rsid="00116a06"/>
    </style:style>
    <style:style style:name="T51" style:family="text">
      <style:text-properties officeooo:rsid="0014faf2"/>
    </style:style>
    <style:style style:name="T52" style:family="text">
      <style:text-properties officeooo:rsid="00153b2e"/>
    </style:style>
    <style:style style:name="T53" style:family="text">
      <style:text-properties officeooo:rsid="0016e245"/>
    </style:style>
    <style:style style:name="T54" style:family="text">
      <style:text-properties officeooo:rsid="00196f12"/>
    </style:style>
    <style:style style:name="T55" style:family="text">
      <style:text-properties officeooo:rsid="001b6d73"/>
    </style:style>
    <style:style style:name="T56" style:family="text">
      <style:text-properties officeooo:rsid="001d6c52"/>
    </style:style>
    <style:style style:name="T57" style:family="text">
      <style:text-properties officeooo:rsid="0020e16e"/>
    </style:style>
    <style:style style:name="T58" style:family="text">
      <style:text-properties officeooo:rsid="00238a41"/>
    </style:style>
    <style:style style:name="T59" style:family="text">
      <style:text-properties officeooo:rsid="00255686"/>
    </style:style>
    <style:style style:name="T60" style:family="text">
      <style:text-properties officeooo:rsid="0026b54c"/>
    </style:style>
    <style:style style:name="T61" style:family="text">
      <style:text-properties officeooo:rsid="002c10c6"/>
    </style:style>
    <style:style style:name="T62" style:family="text">
      <style:text-properties officeooo:rsid="002dc671"/>
    </style:style>
    <style:style style:name="T63" style:family="text">
      <style:text-properties officeooo:rsid="003094a9"/>
    </style:style>
    <style:style style:name="T64" style:family="text">
      <style:text-properties officeooo:rsid="003273ed"/>
    </style:style>
    <style:style style:name="T65" style:family="text">
      <style:text-properties officeooo:rsid="00341609"/>
    </style:style>
    <style:style style:name="T66" style:family="text">
      <style:text-properties officeooo:rsid="000e9f97"/>
    </style:style>
    <style:style style:name="T67" style:family="text">
      <style:text-properties officeooo:rsid="0037bd26"/>
    </style:style>
    <style:style style:name="T68" style:family="text">
      <style:text-properties officeooo:rsid="00395921"/>
    </style:style>
    <style:style style:name="T69" style:family="text">
      <style:text-properties officeooo:rsid="0039ebf9"/>
    </style:style>
    <style:style style:name="T70" style:family="text">
      <style:text-properties officeooo:rsid="004176ff"/>
    </style:style>
    <style:style style:name="T71" style:family="text">
      <style:text-properties officeooo:rsid="00419864"/>
    </style:style>
    <style:style style:name="T72" style:family="text">
      <style:text-properties officeooo:rsid="00420086"/>
    </style:style>
    <style:style style:name="T73" style:family="text">
      <style:text-properties officeooo:rsid="0010afc9"/>
    </style:style>
    <style:style style:name="T74" style:family="text">
      <style:text-properties officeooo:rsid="004290d9"/>
    </style:style>
    <style:style style:name="T75" style:family="text">
      <style:text-properties officeooo:rsid="0045836f"/>
    </style:style>
    <style:style style:name="T76" style:family="text">
      <style:text-properties officeooo:rsid="00463540"/>
    </style:style>
    <style:style style:name="T77" style:family="text">
      <style:text-properties officeooo:rsid="00126aed"/>
    </style:style>
    <style:style style:name="T78" style:family="text">
      <style:text-properties officeooo:rsid="004d5ab0"/>
    </style:style>
    <style:style style:name="T79" style:family="text">
      <style:text-properties officeooo:rsid="004eb229"/>
    </style:style>
    <style:style style:name="T80" style:family="text">
      <style:text-properties officeooo:rsid="004f210d"/>
    </style:style>
    <style:style style:name="T81" style:family="text">
      <style:text-properties officeooo:rsid="005238e8"/>
    </style:style>
    <style:style style:name="T82" style:family="text">
      <style:text-properties officeooo:rsid="0053c771"/>
    </style:style>
    <style:style style:name="T83" style:family="text">
      <style:text-properties officeooo:rsid="00567a67"/>
    </style:style>
    <style:style style:name="T84" style:family="text">
      <style:text-properties officeooo:rsid="0056dba3"/>
    </style:style>
    <style:style style:name="T85" style:family="text">
      <style:text-properties officeooo:rsid="0057e673"/>
    </style:style>
    <style:style style:name="T86" style:family="text">
      <style:text-properties officeooo:rsid="0058fe2c"/>
    </style:style>
    <style:style style:name="T87" style:family="text">
      <style:text-properties officeooo:rsid="00590356"/>
    </style:style>
    <style:style style:name="T88" style:family="text">
      <style:text-properties officeooo:rsid="005a1a0c"/>
    </style:style>
    <style:style style:name="T89" style:family="text">
      <style:text-properties officeooo:rsid="005b7005"/>
    </style:style>
    <style:style style:name="T90" style:family="text">
      <style:text-properties officeooo:rsid="005d4c5d"/>
    </style:style>
    <style:style style:name="T91" style:family="text">
      <style:text-properties officeooo:rsid="005e3bf4"/>
    </style:style>
    <style:style style:name="T92" style:family="text">
      <style:text-properties officeooo:rsid="005fd4fc"/>
    </style:style>
    <style:style style:name="T93" style:family="text">
      <style:text-properties officeooo:rsid="0061bd00"/>
    </style:style>
    <style:style style:name="T94" style:family="text">
      <style:text-properties officeooo:rsid="0063c21f"/>
    </style:style>
    <style:style style:name="T95" style:family="text">
      <style:text-properties officeooo:rsid="0064af2a"/>
    </style:style>
    <style:style style:name="T96" style:family="text">
      <style:text-properties officeooo:rsid="0065ce49"/>
    </style:style>
    <style:style style:name="T97" style:family="text">
      <style:text-properties officeooo:rsid="0066031b"/>
    </style:style>
    <style:style style:name="T98" style:family="text">
      <style:text-properties officeooo:rsid="00662b11"/>
    </style:style>
    <style:style style:name="T99" style:family="text">
      <style:text-properties officeooo:rsid="0067ccc3"/>
    </style:style>
    <style:style style:name="T100" style:family="text">
      <style:text-properties officeooo:rsid="0067fb73"/>
    </style:style>
    <style:style style:name="T101" style:family="text">
      <style:text-properties officeooo:rsid="00691844"/>
    </style:style>
    <style:style style:name="T102" style:family="text">
      <style:text-properties officeooo:rsid="00692ed0"/>
    </style:style>
    <style:style style:name="T103" style:family="text">
      <style:text-properties officeooo:rsid="00699ece"/>
    </style:style>
    <style:style style:name="T104" style:family="text">
      <style:text-properties officeooo:rsid="006a4ea2"/>
    </style:style>
    <style:style style:name="T105" style:family="text">
      <style:text-properties officeooo:rsid="006ddca3"/>
    </style:style>
    <style:style style:name="T106" style:family="text">
      <style:text-properties officeooo:rsid="006e4682"/>
    </style:style>
    <style:style style:name="T107" style:family="text">
      <style:text-properties officeooo:rsid="00712f2b"/>
    </style:style>
    <style:style style:name="T108" style:family="text">
      <style:text-properties officeooo:rsid="00723057"/>
    </style:style>
    <style:style style:name="T109" style:family="text">
      <style:text-properties officeooo:rsid="007396c2"/>
    </style:style>
    <style:style style:name="T110" style:family="text">
      <style:text-properties officeooo:rsid="00766606"/>
    </style:style>
    <style:style style:name="T111" style:family="text">
      <style:text-properties officeooo:rsid="00776605"/>
    </style:style>
    <style:style style:name="T112" style:family="text">
      <style:text-properties officeooo:rsid="007850d1"/>
    </style:style>
    <style:style style:name="T113" style:family="text">
      <style:text-properties officeooo:rsid="00790915"/>
    </style:style>
    <style:style style:name="T114" style:family="text">
      <style:text-properties officeooo:rsid="007a1d86"/>
    </style:style>
    <style:style style:name="T115" style:family="text">
      <style:text-properties officeooo:rsid="007a23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zioni di tabelle</text:p>
      <text:p text:style-name="P1"/>
      <text:p text:style-name="P15">cani</text:p>
      <text:p text:style-name="P2">CREATE TABLE CANI <text:s text:c="5"/>(</text:p>
      <text:p text:style-name="P2"><text:tab/>MICROCHIP<text:tab/><text:tab/><text:tab/><text:tab/>NUMBER,</text:p>
      <text:p text:style-name="P2"><text:tab/>TIPO_TAGLIA <text:tab/><text:tab/><text:tab/>VARCHAR2(20),</text:p>
      <text:p text:style-name="P2"><text:s text:c="3"/><text:tab/> NOME <text:s text:c="46"/>VARCHAR2(20),</text:p>
      <text:p text:style-name="P2"><text:tab/><text:span text:style-name="T51">ACCALAPPIATORE <text:tab/><text:tab/></text:span><text:span text:style-name="T52">NUMBER,</text:span></text:p>
      <text:p text:style-name="P2"><text:tab/><text:span text:style-name="T53">LIBRETTO<text:tab/><text:tab/><text:tab/><text:tab/>NUMBER,</text:span></text:p>
      <text:p text:style-name="P2"><text:tab/><text:span text:style-name="T80">AREA<text:tab/><text:tab/><text:tab/><text:tab/><text:tab/>VARCHAR2(20),</text:span></text:p>
      <text:p text:style-name="P2">CONSTRAINT PKCANI <text:s/>PRIMARY KEY (MICROCHIP),</text:p>
      <text:p text:style-name="P86"><text:span text:style-name="T11">CONSTRAINT FRK</text:span><text:span text:style-name="T12">LIBRETTO</text:span><text:span text:style-name="T11"> FOREIGN KEY (</text:span><text:span text:style-name="T12">LIBRETTO</text:span><text:span text:style-name="T11">) <text:s/></text:span></text:p>
      <text:p text:style-name="P40"><text:tab/><text:tab/><text:tab/>REFERENCES <text:span text:style-name="T53">LIBRETTO</text:span> (<text:span text:style-name="T36">NUMERO_LIBRETTO</text:span>),</text:p>
      <text:p text:style-name="P77">CONSTRAINT FRKAREA FOREIGN KEY(AREA)</text:p>
      <text:p text:style-name="P77"><text:tab/><text:tab/><text:tab/>REFERENCES AREA_CANE<text:span text:style-name="T58">(NOME_AREA),</text:span></text:p>
      <text:p text:style-name="P44">CONSTRAINT FRK<text:span text:style-name="T59">ACCALAPPIATORE</text:span> FOREIGN KEY (<text:span text:style-name="T59">ACCALAPPIATORE</text:span>) <text:s/></text:p>
      <text:p text:style-name="P44"><text:tab/><text:tab/><text:tab/>REFERENCES <text:s/><text:span text:style-name="T51">LAVORATORE</text:span><text:span text:style-name="T50"> </text:span>(<text:span text:style-name="T41">BADGE_</text:span><text:span text:style-name="T51">LAVORATORE</text:span>)</text:p>
      <text:p text:style-name="P2">);</text:p>
      <text:p text:style-name="P2"/>
      <text:p text:style-name="P28">associazione cane e cibo</text:p>
      <text:p text:style-name="P9">CREATE TABLE <text:span text:style-name="T54">NUTRITO</text:span> <text:s text:c="4"/>(</text:p>
      <text:p text:style-name="P9"><text:tab/>MICROCHIP<text:tab/><text:tab/><text:tab/><text:tab/>NUMBER,</text:p>
      <text:p text:style-name="P9"><text:tab/><text:span text:style-name="T35">CODICE_BARRE<text:tab/><text:tab/> <text:s text:c="3"/></text:span><text:s text:c="8"/><text:span text:style-name="T35">NUMBER</text:span>,</text:p>
      <text:p text:style-name="P9"><text:tab/><text:span text:style-name="T54">QUANTITÀ_CONSUMATE<text:tab/><text:tab/>NUMBER,</text:span></text:p>
      <text:p text:style-name="P87"><text:span text:style-name="T11">CONSTRAINT FRK</text:span><text:span text:style-name="T13">CANI</text:span><text:span text:style-name="T11"> FOREIGN KEY (</text:span><text:span text:style-name="T13">MICROCHIP</text:span><text:span text:style-name="T11">) <text:s/></text:span></text:p>
      <text:p text:style-name="P41"><text:tab/><text:tab/><text:tab/>REFERENCES <text:span text:style-name="T54">CANI</text:span> (<text:span text:style-name="T54">MICROCHIP</text:span>),</text:p>
      <text:p text:style-name="P87"><text:span text:style-name="T11">CONSTRAINT FRK</text:span><text:span text:style-name="T13">CIBO</text:span><text:span text:style-name="T11"> FOREIGN KEY (</text:span><text:span text:style-name="T13">CODICE_BARRE</text:span><text:span text:style-name="T11">) <text:s/></text:span></text:p>
      <text:p text:style-name="P41"><text:tab/><text:tab/><text:tab/>REFERENCES <text:span text:style-name="T54">CIBO</text:span> (<text:span text:style-name="T54">CODICE_BARRE</text:span>),</text:p>
      <text:p text:style-name="P9">CONSTRAINT PK<text:span text:style-name="T54">NUTRITO</text:span> <text:s/>PRIMARY KEY (MICROCHIP,<text:span text:style-name="T54">CODICE_BARRE</text:span>)</text:p>
      <text:p text:style-name="P50">);</text:p>
      <text:p text:style-name="P50"/>
      <text:p text:style-name="P34">adozione</text:p>
      <text:p text:style-name="P13">CREATE TABLE <text:span text:style-name="T75">A</text:span><text:span text:style-name="T76">DOZIONE</text:span> <text:s text:c="5"/>(</text:p>
      <text:p text:style-name="P13"><text:tab/><text:span text:style-name="T76">NUMERO_ADOZIONE<text:tab/><text:tab/>NUMBER,</text:span></text:p>
      <text:p text:style-name="P13"><text:tab/><text:span text:style-name="T76">DATA<text:tab/><text:tab/><text:tab/><text:tab/><text:tab/>DATE,</text:span></text:p>
      <text:p text:style-name="P13"><text:tab/><text:span text:style-name="T76">CF<text:tab/><text:tab/><text:tab/><text:tab/><text:tab/>VARCHAR2(20),</text:span></text:p>
      <text:p text:style-name="P13"><text:tab/><text:span text:style-name="T81">CANE<text:tab/><text:tab/><text:tab/><text:tab/><text:tab/>NUMBER,</text:span></text:p>
      <text:p text:style-name="P13">CONSTRAINT PK<text:span text:style-name="T76">ADOZIONE</text:span> <text:s/>PRIMARY KEY (<text:span text:style-name="T76">NUMERO_ADOZIONE</text:span>),</text:p>
      <text:p text:style-name="P93"><text:span text:style-name="T11">CONSTRAINT FRK</text:span><text:span text:style-name="T18">ADOTTANTE</text:span><text:span text:style-name="T11"> FOREIGN KEY (</text:span><text:span text:style-name="T18">CF</text:span><text:span text:style-name="T11">) <text:s/></text:span></text:p>
      <text:p text:style-name="P46"><text:tab/><text:tab/><text:tab/>REFERENCES <text:span text:style-name="T76">ADOTTANTE</text:span> (<text:span text:style-name="T76">CF</text:span>),</text:p>
      <text:p text:style-name="P94"><text:span text:style-name="T11">CONSTRAINT FRK</text:span><text:span text:style-name="T19">CANI</text:span><text:span text:style-name="T11"> FOREIGN KEY (</text:span><text:span text:style-name="T19">CANE</text:span><text:span text:style-name="T11">) <text:s/></text:span></text:p>
      <text:p text:style-name="P47"><text:tab/><text:tab/><text:tab/>REFERENCES <text:span text:style-name="T76">ADOTTANTE</text:span> (<text:span text:style-name="T81">MICROCHIP</text:span>)</text:p>
      <text:p text:style-name="P55">);</text:p>
      <text:p text:style-name="P2"/>
      <text:p text:style-name="P2"/>
      <text:p text:style-name="P15">adottante</text:p>
      <text:p text:style-name="P2">CREATE TABLE ADOTTANTE <text:s text:c="4"/>(</text:p>
      <text:p text:style-name="P2"><text:tab/>NOME<text:tab/><text:tab/><text:tab/> <text:s text:c="16"/>VARCHAR2(20),</text:p>
      <text:p text:style-name="P2"><text:tab/>COGNOME<text:tab/><text:tab/><text:tab/> <text:s text:c="4"/>VARCHAR2(20),</text:p>
      <text:p text:style-name="P2"><text:tab/><text:span text:style-name="T61">DATA_NASCITA<text:tab/><text:tab/> <text:s text:c="5"/>DATE,</text:span></text:p>
      <text:p text:style-name="P80"><text:span text:style-name="T3"><text:s text:c="3"/><text:tab/>CF<text:tab/><text:tab/><text:tab/> <text:s text:c="16"/></text:span><text:span text:style-name="T9">VARCHAR2(20)</text:span><text:span text:style-name="T3">,</text:span></text:p>
      <text:p text:style-name="P2"><text:tab/>VIA<text:tab/><text:tab/><text:tab/> <text:tab/> <text:s text:c="4"/>VARCHAR2(20),</text:p>
      <text:p text:style-name="P2"><text:soft-page-break/><text:tab/>CAP<text:tab/><text:tab/><text:tab/><text:tab/> <text:s text:c="4"/>NUMBER,</text:p>
      <text:p text:style-name="P2"><text:tab/>CITTÀ <text:s text:c="40"/>VARCHAR2(20),</text:p>
      <text:p text:style-name="P2">CONSTRAINT PKADOTTANTE <text:s/>PRIMARY KEY (CF)</text:p>
      <text:p text:style-name="P2">);</text:p>
      <text:p text:style-name="P2"/>
      <text:p text:style-name="P26">multival tel</text:p>
      <text:p text:style-name="P7">CREATE TABLE <text:span text:style-name="T50">TELEFONO_</text:span><text:span text:style-name="T78">ADOTTANTE</text:span> <text:s text:c="3"/>(</text:p>
      <text:p text:style-name="P7"><text:span text:style-name="T35"><text:tab/></text:span><text:span text:style-name="T50">CF<text:tab/><text:tab/><text:tab/><text:tab/><text:tab/> <text:s text:c="3"/>VARCHAR2(20),</text:span></text:p>
      <text:p text:style-name="P85"><text:span text:style-name="T3"><text:tab/></text:span><text:span text:style-name="T5">NUMERO_</text:span><text:span text:style-name="T9">TELEFONO</text:span><text:span text:style-name="T4"><text:tab/><text:tab/> <text:s text:c="3"/>NUMBER,</text:span></text:p>
      <text:p text:style-name="P7">CONSTRAINT PK<text:span text:style-name="T50">TELEFONO_ADOTTANTE</text:span> PRIMARY KEY (<text:span text:style-name="T50">CF</text:span>),</text:p>
      <text:p text:style-name="P38">CONSTRAINT FRK<text:span text:style-name="T50">ADOT</text:span> FOREIGN KEY (<text:span text:style-name="T50">CF</text:span>) <text:s/></text:p>
      <text:p text:style-name="P38"><text:tab/><text:tab/><text:tab/>REFERENCES <text:s/><text:span text:style-name="T50">ADOTTANTE </text:span>(<text:span text:style-name="T50">CF</text:span>)</text:p>
      <text:p text:style-name="P49">);</text:p>
      <text:p text:style-name="P26"/>
      <text:p text:style-name="P2"/>
      <text:p text:style-name="P15">cibo</text:p>
      <text:p text:style-name="P2">CREATE TABLE CIBO <text:s text:c="4"/>(</text:p>
      <text:p text:style-name="P2"><text:span text:style-name="T35"><text:tab/>QUANTITÀ_ACQUISTATA</text:span><text:tab/><text:tab/><text:tab/>NUMBER,</text:p>
      <text:p text:style-name="P2"><text:span text:style-name="T35"><text:tab/>MARCA<text:tab/> <text:s text:c="15"/></text:span><text:tab/><text:tab/><text:tab/>VARCHAR2(20),</text:p>
      <text:p text:style-name="P2"><text:tab/><text:span text:style-name="T35">CODICE_BARRE<text:tab/><text:tab/> <text:s text:c="3"/></text:span><text:s text:c="20"/><text:span text:style-name="T35">NUMBER</text:span>,</text:p>
      <text:p text:style-name="P2"><text:tab/><text:span text:style-name="T35">TIPO_CIBO<text:tab/><text:tab/><text:tab/><text:tab/><text:tab/>VARCHAR2(20),</text:span></text:p>
      <text:p text:style-name="P2"><text:tab/><text:span text:style-name="T35">PREZZO_PRODOTTO<text:tab/><text:tab/><text:tab/>NUMBER,</text:span></text:p>
      <text:p text:style-name="P2">CONSTRAINT PK<text:span text:style-name="T35">CIBO</text:span> <text:s/>PRIMARY KEY (<text:span text:style-name="T35">CODICE_BARRE</text:span>),</text:p>
      <text:p text:style-name="P15">);</text:p>
      <text:p text:style-name="P15"/>
      <text:p text:style-name="P15"/>
      <text:p text:style-name="P22">fornitore</text:p>
      <text:p text:style-name="P3">CREATE TABLE <text:span text:style-name="T35">FORNITORE</text:span> <text:s text:c="4"/>(</text:p>
      <text:p text:style-name="P3"><text:span text:style-name="T35"><text:tab/>PARTITA_IVA</text:span><text:tab/><text:tab/><text:tab/><text:tab/><text:span text:style-name="T35">VARCHAR2(20),</text:span></text:p>
      <text:p text:style-name="P3"><text:span text:style-name="T35"><text:tab/>NOME_AZIENDA<text:tab/> <text:s text:c="15"/></text:span><text:tab/><text:tab/>VARCHAR2(20),</text:p>
      <text:p text:style-name="P3"><text:tab/><text:span text:style-name="T35">E-MAIL<text:tab/><text:tab/><text:tab/><text:tab/><text:tab/>VARCHAR2(20),</text:span></text:p>
      <text:p text:style-name="P3">CONSTRAINT PK<text:span text:style-name="T35">FORNITORE</text:span> PRIMARY KEY (<text:span text:style-name="T35">PARTITA_IVA</text:span>),<text:bookmark text:name="__DdeLink__20_664263554"/></text:p>
      <text:p text:style-name="P51">);</text:p>
      <text:p text:style-name="P16"/>
      <text:p text:style-name="P28">associazione viene fornito</text:p>
      <text:p text:style-name="P9">CREATE TABLE <text:span text:style-name="T54">VIENE_</text:span><text:span text:style-name="T35">FORNITO</text:span> <text:s text:c="3"/>(</text:p>
      <text:p text:style-name="P9"><text:span text:style-name="T35"><text:tab/>PARTITA_IVA</text:span><text:tab/><text:tab/><text:tab/><text:tab/><text:span text:style-name="T35">VARCHAR2(20),</text:span></text:p>
      <text:p text:style-name="P10"><text:span text:style-name="T35"><text:tab/>CODICE_BARRE<text:tab/><text:tab/> <text:s text:c="3"/></text:span><text:s text:c="20"/><text:span text:style-name="T35">NUMBER</text:span>,<text:span text:style-name="T35"><text:tab/></text:span></text:p>
      <text:p text:style-name="P10"><text:span text:style-name="T35"><text:tab/></text:span><text:span text:style-name="T55">DATA<text:tab/><text:tab/><text:tab/><text:tab/><text:tab/><text:tab/>DATE,</text:span><text:span text:style-name="T35"><text:tab/><text:tab/></text:span></text:p>
      <text:p text:style-name="P88"><text:span text:style-name="T11">CONSTRAINT FRK</text:span><text:span text:style-name="T13">CIBO</text:span><text:span text:style-name="T11"> FOREIGN KEY (</text:span><text:span text:style-name="T13">CODICE_BARRE</text:span><text:span text:style-name="T11">) <text:s/></text:span></text:p>
      <text:p text:style-name="P42"><text:bookmark text:name="__DdeLink__20_6642635541"/><text:tab/><text:tab/><text:tab/>REFERENCES <text:span text:style-name="T54">CIBO</text:span> (<text:span text:style-name="T54">CODICE_BARRE</text:span>),</text:p>
      <text:p text:style-name="P88"><text:span text:style-name="T11">CONSTRAINT FRK</text:span><text:span text:style-name="T14">FORNITORE</text:span><text:span text:style-name="T11"> FOREIGN KEY (</text:span><text:span text:style-name="T14">PARTITA_IVA</text:span><text:span text:style-name="T11">) <text:s/></text:span></text:p>
      <text:p text:style-name="P10"><text:span text:style-name="T38"><text:tab/><text:tab/><text:tab/>REFERENCES </text:span><text:span text:style-name="T55">FORNITORE</text:span><text:span text:style-name="T38"> (</text:span><text:span text:style-name="T55">PARTITA_IVA</text:span><text:span text:style-name="T38">),</text:span><text:span text:style-name="T35"><text:tab/><text:tab/></text:span></text:p>
      <text:p text:style-name="P9">CONSTRAINT PK<text:span text:style-name="T55">VIENE_FORNITO</text:span> PRIMARY KEY (<text:span text:style-name="T35">PARTITA_IVA,</text:span><text:span text:style-name="T55">CODICE_BARRE</text:span>)</text:p>
      <text:p text:style-name="P50">);</text:p>
      <text:p text:style-name="P15"/>
      <text:p text:style-name="P22">veterinario</text:p>
      <text:p text:style-name="P3">CREATE TABLE <text:span text:style-name="T35">VETERINARIO</text:span> <text:s text:c="4"/>(</text:p>
      <text:p text:style-name="P3"><text:span text:style-name="T35"><text:tab/>PARTITA_IVA</text:span><text:tab/><text:tab/> <text:s text:c="4"/><text:span text:style-name="T35">VARCHAR2(20),</text:span></text:p>
      <text:p text:style-name="P3"><text:span text:style-name="T35"><text:tab/></text:span>NOME<text:tab/><text:tab/><text:tab/> <text:s text:c="16"/>VARCHAR2(20),</text:p>
      <text:p text:style-name="P3"><text:tab/>COGNOME<text:tab/><text:tab/><text:tab/> <text:s text:c="4"/>VARCHAR2(20)</text:p>
      <text:p text:style-name="P3"><text:tab/>VIA<text:tab/><text:tab/><text:tab/> <text:tab/> <text:s text:c="4"/>VARCHAR2(20),</text:p>
      <text:p text:style-name="P3"><text:soft-page-break/><text:tab/>CAP<text:tab/><text:tab/><text:tab/><text:tab/> <text:s text:c="4"/>NUMBER,</text:p>
      <text:p text:style-name="P3"><text:tab/>CITTÀ <text:s text:c="40"/>VARCHAR2(20),</text:p>
      <text:p text:style-name="P3"><text:tab/><text:span text:style-name="T39">LIBRETTO<text:tab/><text:tab/><text:tab/> <text:s text:c="5"/>NUMBER,<text:tab/> <text:s text:c="4"/></text:span></text:p>
      <text:p text:style-name="P3">CONSTRAINT PK<text:span text:style-name="T35">VETERINARIO</text:span> <text:s/>PRIMARY KEY (<text:span text:style-name="T35">PARTITA_IVA</text:span>),</text:p>
      <text:p text:style-name="P16">);</text:p>
      <text:p text:style-name="P16"/>
      <text:p text:style-name="P142">TURNI VETERINARIO</text:p>
      <text:p text:style-name="P16"/>
      <text:p text:style-name="P144">CREATE TABLE <text:span text:style-name="T112">ORARIO_TURNI</text:span> <text:s text:c="3"/>(</text:p>
      <text:p text:style-name="P144"><text:span text:style-name="T35"><text:tab/></text:span><text:span text:style-name="T111">PARTITA_IVA</text:span><text:span text:style-name="T50"><text:tab/><text:tab/><text:tab/> <text:s text:c="3"/>VARCHAR2(20),</text:span></text:p>
      <text:p text:style-name="P152"><text:span text:style-name="T3"><text:tab/></text:span><text:span text:style-name="T29">TURNI<text:tab/><text:tab/></text:span><text:span text:style-name="T4"><text:tab/><text:tab/> <text:s text:c="3"/></text:span><text:span text:style-name="T29">DATE</text:span><text:span text:style-name="T4">,</text:span></text:p>
      <text:p text:style-name="P145">CONSTRAINT PK<text:span text:style-name="T112">ORARIO_TURNI</text:span> PRIMARY KEY (<text:span text:style-name="T50">CF</text:span>),</text:p>
      <text:p text:style-name="P146">CONSTRAINT FRK<text:span text:style-name="T111">VETERINARIO</text:span> FOREIGN KEY (<text:span text:style-name="T111">PARTITA_IVA</text:span>) <text:s/></text:p>
      <text:p text:style-name="P140"><text:tab/><text:tab/><text:tab/><text:span text:style-name="T42">REFERENCES <text:s/></text:span><text:span text:style-name="T48">VETERINARIO</text:span><text:span text:style-name="T49"> </text:span><text:span text:style-name="T42">(</text:span><text:span text:style-name="T48">PARTITA_IVA</text:span><text:span text:style-name="T42">)</text:span></text:p>
      <text:p text:style-name="P141">);</text:p>
      <text:p text:style-name="P16"/>
      <text:p text:style-name="P29">associazione veterinario cane</text:p>
      <text:p text:style-name="P11">CREATE TABLE <text:span text:style-name="T57">CURATO</text:span> <text:s text:c="2"/>(</text:p>
      <text:p text:style-name="P11"><text:span text:style-name="T35"><text:tab/>PARTITA_IVA</text:span><text:tab/><text:tab/> <text:s text:c="4"/><text:span text:style-name="T35">VARCHAR2(20),</text:span></text:p>
      <text:p text:style-name="P11"><text:tab/><text:span text:style-name="T57">MICROCHIP</text:span><text:span text:style-name="T39"><text:tab/><text:tab/><text:tab/> <text:s text:c="6"/>NUMBER,</text:span></text:p>
      <text:p text:style-name="P11"><text:span text:style-name="T39"><text:tab/></text:span><text:span text:style-name="T57">DATA<text:tab/><text:tab/><text:tab/><text:tab/> <text:s text:c="5"/>DATE,</text:span></text:p>
      <text:p text:style-name="P11"><text:tab/><text:span text:style-name="T103">TIPO_MALATTIA<text:tab/><text:tab/> <text:s text:c="5"/>VARCHAR2(20),</text:span></text:p>
      <text:p text:style-name="P89"><text:span text:style-name="T11">CONSTRAINT FRK</text:span><text:span text:style-name="T15">CANE</text:span><text:span text:style-name="T11"> FOREIGN KEY (</text:span><text:span text:style-name="T15">MICROCHIP</text:span><text:span text:style-name="T11">) <text:s/></text:span></text:p>
      <text:p text:style-name="P43"><text:bookmark text:name="__DdeLink__20_66426355411"/><text:tab/><text:tab/><text:tab/>REFERENCES <text:span text:style-name="T57">CANI</text:span> (<text:span text:style-name="T57">MICROCHIP</text:span>),</text:p>
      <text:p text:style-name="P89"><text:span text:style-name="T11">CONSTRAINT FRK</text:span><text:span text:style-name="T15">VETERINARIO</text:span><text:span text:style-name="T11"> FOREIGN KEY (</text:span><text:span text:style-name="T14">PARTITA_IVA</text:span><text:span text:style-name="T11">) <text:s/></text:span></text:p>
      <text:p text:style-name="P11"><text:span text:style-name="T38"><text:tab/><text:tab/><text:tab/>REFERENCES </text:span><text:span text:style-name="T57">VETERINARIO</text:span><text:span text:style-name="T38"> (</text:span><text:span text:style-name="T55">PARTITA_IVA</text:span><text:span text:style-name="T38">),</text:span><text:span text:style-name="T39"><text:tab/> <text:s text:c="4"/></text:span></text:p>
      <text:p text:style-name="P11">CONSTRAINT PK<text:span text:style-name="T79">CURATO</text:span> <text:s/>PRIMARY KEY (<text:span text:style-name="T35">PARTITA_IVA,</text:span><text:span text:style-name="T57">MICROCHIP,</text:span><text:span text:style-name="T104">DATA</text:span>)</text:p>
      <text:p text:style-name="P20">);</text:p>
      <text:p text:style-name="P22"/>
      <text:p text:style-name="P22"/>
      <text:p text:style-name="P22">libretto</text:p>
      <text:p text:style-name="P3">CREATE TABLE <text:span text:style-name="T35">LIBRETTO</text:span> <text:s text:c="3"/>(</text:p>
      <text:p text:style-name="P3"><text:span text:style-name="T35"><text:tab/>RAZZA</text:span><text:tab/><text:tab/><text:tab/> <text:s text:c="3"/>VARCHAR2(20),</text:p>
      <text:p text:style-name="P81"><text:span text:style-name="T3"><text:tab/></text:span><text:span text:style-name="T4">PESO<text:tab/><text:tab/><text:tab/><text:tab/> <text:s text:c="3"/>NUMBER,</text:span></text:p>
      <text:p text:style-name="P3"><text:tab/><text:span text:style-name="T61">DATA_NASCITA</text:span><text:tab/><text:tab/> <text:s text:c="4"/><text:span text:style-name="T61">DATE</text:span>,</text:p>
      <text:p text:style-name="P3"><text:tab/><text:span text:style-name="T36">NUMERO_LIBRETTO<text:tab/> <text:s text:c="4"/>NUMBER,</text:span></text:p>
      <text:p text:style-name="P3"><text:tab/><text:span text:style-name="T75">DATA_RILASCIO<text:tab/><text:tab/> <text:s text:c="4"/>DATE,</text:span></text:p>
      <text:p text:style-name="P3">CONSTRAINT PK<text:span text:style-name="T36">LIBRETTO</text:span> <text:s/>PRIMARY KEY (<text:span text:style-name="T36">NUMERO_LIBRETTO</text:span>)</text:p>
      <text:p text:style-name="P16">);</text:p>
      <text:p text:style-name="P16"/>
      <text:p text:style-name="P23">vaccinazioni</text:p>
      <text:p text:style-name="P4">CREATE TABLE <text:span text:style-name="T36">VACCINAZIONI</text:span> <text:s text:c="3"/>(</text:p>
      <text:p text:style-name="P4"><text:span text:style-name="T35"><text:tab/></text:span><text:span text:style-name="T36">NOME_VACCINAZIONE<text:tab/></text:span><text:tab/> <text:s text:c="3"/>VARCHAR2(20),</text:p>
      <text:p text:style-name="P82"><text:span text:style-name="T3"><text:tab/></text:span><text:span text:style-name="T4">CODICE_FLACONE<text:tab/><text:tab/><text:tab/> <text:s text:c="4"/>NUMBER,</text:span></text:p>
      <text:p text:style-name="P82"><text:span text:style-name="T4"><text:tab/></text:span><text:span text:style-name="T6">LIBRETTO<text:tab/><text:tab/><text:tab/><text:tab/> <text:s text:c="4"/>NUMBER,</text:span></text:p>
      <text:p text:style-name="P4">CONSTRAINT PK<text:span text:style-name="T36">VACCINAZIONI</text:span> PRIMARY KEY (<text:span text:style-name="T36">CODICE_FLACONE</text:span>),</text:p>
      <text:p text:style-name="P36">CONSTRAINT FRK<text:span text:style-name="T39">LIBRETTO</text:span> FOREIGN KEY (<text:span text:style-name="T39">LIBRETTO</text:span>) <text:s/></text:p>
      <text:p text:style-name="P36"><text:tab/><text:tab/><text:tab/>REFERENCES <text:span text:style-name="T40">LIBRETTO</text:span> (<text:span text:style-name="T39">NUMERO_LIBRETTO</text:span>)</text:p>
      <text:p text:style-name="P17">);</text:p>
      <text:p text:style-name="P17"/>
      <text:p text:style-name="P30">relazione vaccinazione e veterinario</text:p>
      <text:p text:style-name="P56">CREATE TABLE EFFETTUA (</text:p>
      <text:p text:style-name="P56"><text:soft-page-break/><text:tab/>DATA <text:tab/><text:tab/><text:tab/><text:tab/><text:tab/> <text:s text:c="4"/>DATE,</text:p>
      <text:p text:style-name="P56"><text:tab/><text:span text:style-name="T36">CODICE_FLACONE<text:tab/><text:tab/><text:tab/> <text:s text:c="4"/>NUMBER,</text:span></text:p>
      <text:p text:style-name="P57"><text:tab/><text:span text:style-name="T35">PARTITA_IVA</text:span><text:span text:style-name="T1"><text:tab/><text:tab/> <text:s text:c="3"/><text:tab/> <text:s text:c="4"/></text:span><text:span text:style-name="T35">VARCHAR2(20),</text:span></text:p>
      <text:p text:style-name="P90"><text:span text:style-name="T11">CONSTRAINT FRK</text:span><text:span text:style-name="T15">VETERINARIO</text:span><text:span text:style-name="T11"> FOREIGN KEY (</text:span><text:span text:style-name="T14">PARTITA_IVA</text:span><text:span text:style-name="T11">) <text:s/></text:span></text:p>
      <text:p text:style-name="P21"><text:span text:style-name="T38"><text:tab/><text:tab/><text:tab/></text:span><text:span text:style-name="T43">REFERENCES </text:span><text:span text:style-name="T44">VETERINARIO</text:span><text:span text:style-name="T43"> (</text:span><text:span text:style-name="T45">PARTITA_IVA</text:span><text:span text:style-name="T43">),</text:span><text:tab/></text:p>
      <text:p text:style-name="P44">CONSTRAINT FRK<text:span text:style-name="T59">VACCINAZIONE</text:span> FOREIGN KEY (<text:span text:style-name="T36">CODICE_FLACONE</text:span>) <text:s/></text:p>
      <text:p text:style-name="P31"><text:tab/><text:tab/><text:tab/><text:span text:style-name="T42">REFERENCES </text:span><text:span text:style-name="T47">VACCINAZIONI</text:span><text:span text:style-name="T42"> (</text:span><text:span text:style-name="T46">CODICE_FLACONE</text:span><text:span text:style-name="T42">)</text:span></text:p>
      <text:p text:style-name="P52">CONSTRAINT PK<text:span text:style-name="T59">EFFETTUA</text:span> PRIMARY KEY (<text:span text:style-name="T36">CODICE_FLACONE,</text:span><text:span text:style-name="T59">PARTITA_IVA</text:span>)</text:p>
      <text:p text:style-name="P58">);</text:p>
      <text:p text:style-name="P21"/>
      <text:p text:style-name="P24">area canile</text:p>
      <text:p text:style-name="P5">CREATE TABLE <text:span text:style-name="T37">AREA_CANILE</text:span> <text:s text:c="3"/>(</text:p>
      <text:p text:style-name="P5"><text:span text:style-name="T35"><text:tab/></text:span><text:bookmark-start text:name="__DdeLink__10_664263554"/><text:span text:style-name="T36">NOME_</text:span><text:span text:style-name="T37">AREA</text:span><text:bookmark-end text:name="__DdeLink__10_664263554"/><text:span text:style-name="T36"><text:tab/></text:span><text:tab/> <text:s text:c="14"/>VARCHAR2(20),</text:p>
      <text:p text:style-name="P83"><text:span text:style-name="T3"><text:tab/></text:span><text:span text:style-name="T5">NUMERO_GABBIE</text:span><text:span text:style-name="T4"><text:tab/><text:tab/> <text:s text:c="2"/><text:tab/> <text:s text:c="3"/>NUMBER,</text:span></text:p>
      <text:p text:style-name="P5">CONSTRAINT PK<text:span text:style-name="T37">AREA</text:span> PRIMARY KEY (<text:span text:style-name="T36">NOME_</text:span><text:span text:style-name="T37">AREA</text:span>),</text:p>
      <text:p text:style-name="P18">);</text:p>
      <text:p text:style-name="P16"/>
      <text:p text:style-name="P27">lavoratore</text:p>
      <text:p text:style-name="P6">CREATE TABLE <text:span text:style-name="T51">LAVORATORE</text:span> <text:s text:c="3"/>(</text:p>
      <text:p text:style-name="P6"><text:span text:style-name="T35"><text:tab/></text:span><text:bookmark-start text:name="__DdeLink__10_6642635541"/><text:span text:style-name="T36">NOME</text:span><text:bookmark-end text:name="__DdeLink__10_6642635541"/><text:span text:style-name="T36"><text:tab/></text:span><text:tab/> <text:s text:c="14"/><text:tab/> <text:s text:c="15"/>VARCHAR2(20),</text:p>
      <text:p text:style-name="P84"><text:span text:style-name="T3"><text:tab/></text:span><text:span text:style-name="T8">COGNOME<text:tab/><text:tab/><text:tab/><text:tab/> <text:s text:c="3"/>VARCHAR2(20),</text:span></text:p>
      <text:p text:style-name="P92"><text:span text:style-name="T8"><text:tab/></text:span><text:span text:style-name="T17">DATA_NASCITA</text:span><text:span text:style-name="T2"><text:tab/><text:tab/><text:tab/> <text:s text:c="3"/></text:span><text:span text:style-name="T17">DATE</text:span><text:span text:style-name="T2">,</text:span></text:p>
      <text:p text:style-name="P84"><text:span text:style-name="T4"><text:tab/></text:span><text:span text:style-name="T8">BADGE_</text:span><text:span text:style-name="T10">LAVORATORE</text:span><text:span text:style-name="T7"><text:tab/><text:tab/> <text:s text:c="3"/>NUMBER,</text:span></text:p>
      <text:p text:style-name="P84"><text:span text:style-name="T7"><text:tab/></text:span><text:span text:style-name="T8">TIPO_LAVORO<text:tab/><text:tab/><text:tab/> <text:s text:c="3"/>VARCHAR2(20),</text:span></text:p>
      <text:p text:style-name="P79"><text:tab/>ORARIO_TURNI<text:tab/><text:tab/><text:tab/> <text:s text:c="4"/>DATE,</text:p>
      <text:p text:style-name="P84"><text:span text:style-name="T8"><text:tab/></text:span><text:span text:style-name="T10">DIPENDENTE</text:span><text:span text:style-name="T8"><text:tab/><text:tab/><text:tab/> <text:s text:c="4"/>NUMBER(1),</text:span></text:p>
      <text:p text:style-name="P79"><text:tab/>ACCALAPPIATORE<text:tab/><text:tab/><text:tab/> <text:s text:c="4"/>NUMBER(1),</text:p>
      <text:p text:style-name="P79"><text:tab/><text:span text:style-name="T75">DATA_ACCALAPPIATO<text:tab/><text:tab/> <text:s text:c="4"/>DATE,</text:span></text:p>
      <text:p text:style-name="P6">CONSTRAINT PK<text:span text:style-name="T51">LAVORATORE </text:span>PRIMARY KEY (<text:span text:style-name="T41">BADGE_</text:span><text:span text:style-name="T51">LAVORATORE</text:span>),</text:p>
      <text:p text:style-name="P19">);</text:p>
      <text:p text:style-name="P19"/>
      <text:p text:style-name="P25">multival tel</text:p>
      <text:p text:style-name="P6">CREATE TABLE <text:span text:style-name="T50">TELEFONO_</text:span><text:span text:style-name="T51">LAVORATORI</text:span> <text:s text:c="3"/>(</text:p>
      <text:p text:style-name="P6"><text:span text:style-name="T35"><text:tab/></text:span><text:span text:style-name="T50">BADGE<text:tab/><text:tab/><text:tab/><text:tab/> <text:s text:c="3"/>NUMBER,</text:span></text:p>
      <text:p text:style-name="P84"><text:span text:style-name="T3"><text:tab/></text:span><text:span text:style-name="T5">NUMERO_</text:span><text:span text:style-name="T9">TELEFONO</text:span><text:span text:style-name="T4"><text:tab/><text:tab/> <text:s text:c="3"/>NUMBER,</text:span></text:p>
      <text:p text:style-name="P6">CONSTRAINT PK<text:span text:style-name="T50">TELEFONO_DIP</text:span> PRIMARY KEY (<text:span text:style-name="T50">BADGE</text:span>),</text:p>
      <text:p text:style-name="P37">CONSTRAINT FRK<text:span text:style-name="T50">DIP</text:span> FOREIGN KEY (<text:span text:style-name="T50">BADGE</text:span>) <text:s/></text:p>
      <text:p text:style-name="P39"><text:tab/><text:tab/><text:tab/>REFERENCES <text:s/><text:span text:style-name="T56">LAVORATORE</text:span><text:span text:style-name="T50"> </text:span>(<text:span text:style-name="T41">BADGE_</text:span><text:span text:style-name="T51">LAVORATORE</text:span>)</text:p>
      <text:p text:style-name="P48">);</text:p>
      <text:p text:style-name="P48"/>
      <text:p text:style-name="P26">multival patente</text:p>
      <text:p text:style-name="P8">CREATE TABLE <text:span text:style-name="T56">PATENTE</text:span> <text:s text:c="3"/>(</text:p>
      <text:p text:style-name="P7"><text:span text:style-name="T35"><text:tab/></text:span><text:span text:style-name="T50">BADGE<text:tab/><text:tab/><text:tab/><text:tab/> <text:s text:c="3"/>NUMBER,</text:span></text:p>
      <text:p text:style-name="P85"><text:span text:style-name="T3"><text:tab/></text:span><text:span text:style-name="T9">PATENTE<text:tab/><text:tab/></text:span><text:span text:style-name="T4"><text:tab/><text:tab/> <text:s text:c="3"/>NUMBER,</text:span></text:p>
      <text:p text:style-name="P7">CONSTRAINT PK<text:span text:style-name="T50">PATENTE</text:span> PRIMARY KEY (<text:span text:style-name="T50">BADGE</text:span>),</text:p>
      <text:p text:style-name="P38">CONSTRAINT FRK<text:span text:style-name="T50">DIP</text:span> FOREIGN KEY (<text:span text:style-name="T50">BADGE</text:span>) <text:s/></text:p>
      <text:p text:style-name="P39"><text:tab/><text:tab/><text:tab/>REFERENCES <text:s/><text:span text:style-name="T51">LAVORATORE</text:span><text:span text:style-name="T50"> </text:span>(<text:span text:style-name="T41">BADGE_</text:span><text:span text:style-name="T51">LAVORATORE</text:span>)</text:p>
      <text:p text:style-name="P49">);</text:p>
      <text:p text:style-name="P49"/>
      <text:p text:style-name="P32">associazione area canile e dipendente</text:p>
      <text:p text:style-name="P12">CREATE TABLE <text:span text:style-name="T60">LAVORA</text:span> <text:s text:c="3"/>(</text:p>
      <text:p text:style-name="P12"><text:span text:style-name="T35"><text:tab/></text:span><text:span text:style-name="T50">BADGE<text:tab/><text:tab/><text:tab/><text:tab/> <text:s text:c="3"/>NUMBER,</text:span></text:p>
      <text:p text:style-name="P91"><text:soft-page-break/><text:span text:style-name="T3"><text:tab/></text:span><text:span text:style-name="T16">NOME_AREA<text:tab/><text:tab/></text:span><text:span text:style-name="T4"><text:tab/> <text:s text:c="3"/></text:span><text:span text:style-name="T16">VARCHAR2(20),</text:span></text:p>
      <text:p text:style-name="P45">CONSTRAINT FRK<text:span text:style-name="T60">AREA</text:span> FOREIGN KEY (<text:span text:style-name="T60">NOME_AREA</text:span>) <text:s/></text:p>
      <text:p text:style-name="P12"><text:span text:style-name="T38"><text:tab/><text:tab/><text:tab/>REFERENCES <text:s/></text:span><text:span text:style-name="T60">AREA_CANILE</text:span><text:span text:style-name="T50"> </text:span><text:span text:style-name="T38">(</text:span><text:span text:style-name="T60">NOME_AREA</text:span><text:span text:style-name="T38">)</text:span>,</text:p>
      <text:p text:style-name="P45"><text:bookmark-start text:name="__DdeLink__249_664263554"/>CONSTRAINT FRK<text:span text:style-name="T60">LAVORATORE</text:span> FOREIGN KEY (<text:span text:style-name="T50">BADGE</text:span>) <text:s/></text:p>
      <text:p text:style-name="P45"><text:tab/><text:tab/><text:tab/>REFERENCES <text:s/><text:span text:style-name="T56">LAVORATORE</text:span><text:span text:style-name="T50"> </text:span>(<text:span text:style-name="T41">BADGE_</text:span><text:span text:style-name="T51">LAVORATORE</text:span>)<text:bookmark-end text:name="__DdeLink__249_664263554"/>,</text:p>
      <text:p text:style-name="P12">CONSTRAINT PK<text:span text:style-name="T60">LAVORA</text:span> PRIMARY KEY (<text:span text:style-name="T50">BADGE</text:span>)</text:p>
      <text:p text:style-name="P53">);</text:p>
      <text:p text:style-name="P53"/>
      <text:p text:style-name="P35">certificato di morte</text:p>
      <text:p text:style-name="P2">CREATE TABLE <text:span text:style-name="T82">CERTIFICATO_MORTE</text:span> <text:s text:c="5"/>(</text:p>
      <text:p text:style-name="P2"><text:tab/><text:span text:style-name="T82">NUMERO_CERTIFICATO</text:span><text:tab/><text:tab/>NUMBER,</text:p>
      <text:p text:style-name="P2"><text:tab/><text:span text:style-name="T82">DATA_DECESSO</text:span><text:tab/><text:tab/><text:tab/><text:span text:style-name="T82">DATE</text:span>,</text:p>
      <text:p text:style-name="P2"><text:s text:c="3"/><text:tab/><text:span text:style-name="T82">CAUSA_MORTE</text:span> <text:s text:c="28"/>VARCHAR2(20),</text:p>
      <text:p text:style-name="P14"><text:tab/><text:span text:style-name="T82">VETERINARIO<text:tab/></text:span><text:span text:style-name="T51"> <text:tab/><text:tab/></text:span>VARCHAR2(20)<text:span text:style-name="T52">,</text:span></text:p>
      <text:p text:style-name="P2"><text:tab/><text:span text:style-name="T82">CANE<text:tab/></text:span><text:span text:style-name="T53"><text:tab/><text:tab/><text:tab/><text:tab/>NUMBER,</text:span></text:p>
      <text:p text:style-name="P2">CONSTRAINT PK<text:span text:style-name="T82">CERTIFICATO_MOTRTE</text:span> <text:s/>PRIMARY KEY (<text:span text:style-name="T82">NUMERO_CERTIFICATO</text:span>),</text:p>
      <text:p text:style-name="P86"><text:span text:style-name="T11">CONSTRAINT FRK</text:span><text:span text:style-name="T20">CANI</text:span><text:span text:style-name="T11"> FOREIGN KEY (</text:span><text:span text:style-name="T20">CANE</text:span><text:span text:style-name="T11">) <text:s/></text:span></text:p>
      <text:p text:style-name="P40"><text:tab/><text:tab/><text:tab/>REFERENCES <text:span text:style-name="T82">CANI</text:span> (<text:span text:style-name="T82">MICROCHIP</text:span>),</text:p>
      <text:p text:style-name="P77">CONSTRAINT FRK<text:span text:style-name="T82">VETERINARIO</text:span> FOREIGN KEY(<text:span text:style-name="T82">VETERINARIO</text:span>)</text:p>
      <text:p text:style-name="P78"><text:tab/><text:tab/><text:tab/>REFERENCES <text:span text:style-name="T82">VETERINARIO</text:span><text:span text:style-name="T58">(</text:span><text:span text:style-name="T82">PARTITA_IVA</text:span><text:span text:style-name="T58">)</text:span></text:p>
      <text:p text:style-name="P54">);</text:p>
      <text:p text:style-name="P54"/>
      <text:p text:style-name="P54"/>
      <text:p text:style-name="P133">INSERT DEI DATI</text:p>
      <text:p text:style-name="P134">cani</text:p>
      <text:p text:style-name="P96">INSERT INTO CANI VALUES (‘1<text:span text:style-name="T91">34</text:span>2<text:span text:style-name="T91">45263</text:span>375893’,’piccola’,’Pino’,’5362818’,’0000121’,’sud’) ;</text:p>
      <text:p text:style-name="P147"><text:span text:style-name="T21">INSERT INTO CANI VALUES (‘1</text:span><text:span text:style-name="T27">16</text:span><text:span text:style-name="T21">2</text:span><text:span text:style-name="T27">44</text:span><text:span text:style-name="T21">37</text:span><text:span text:style-name="T22">6</text:span><text:span text:style-name="T27">3</text:span><text:span text:style-name="T22">23</text:span><text:span text:style-name="T27">32</text:span><text:span text:style-name="T21">3’,’</text:span><text:span text:style-name="T22">medi</text:span><text:span text:style-name="T21">a’,’</text:span><text:span text:style-name="T22">Nico</text:span><text:span text:style-name="T21">’,’5362818’,’0000</text:span><text:span text:style-name="T22">221</text:span><text:span text:style-name="T21">’,’</text:span><text:span text:style-name="T23">nord</text:span><text:span text:style-name="T21">’) ;</text:span></text:p>
      <text:p text:style-name="P97">INSERT INTO CANI VALUES (‘1<text:span text:style-name="T91">55</text:span>2<text:span text:style-name="T91">3</text:span>37<text:span text:style-name="T91">2</text:span><text:span text:style-name="T84">54</text:span><text:span text:style-name="T91">1</text:span><text:span text:style-name="T84">8</text:span><text:span text:style-name="T91">6</text:span><text:span text:style-name="T84">9</text:span><text:span text:style-name="T91">7</text:span>’,’piccola’,’<text:span text:style-name="T84">Gaia</text:span>’,’5362818’,’0000<text:span text:style-name="T84">321</text:span>’,’sud’) ;</text:p>
      <text:p text:style-name="P97">INSERT INTO CANI VALUES (‘<text:span text:style-name="T91">08</text:span>1<text:span text:style-name="T91">3</text:span>23<text:span text:style-name="T91">5</text:span>7<text:span text:style-name="T91">4</text:span><text:span text:style-name="T84">09</text:span><text:span text:style-name="T91">1</text:span><text:span text:style-name="T84">82</text:span><text:span text:style-name="T91">4</text:span>’,’piccola’,’<text:span text:style-name="T84">Mimì</text:span>’,’5362818’,’0000<text:span text:style-name="T84">432</text:span>’,’<text:span text:style-name="T85">est</text:span>’) ;</text:p>
      <text:p text:style-name="P99">INSERT INTO CANI VALUES (‘<text:span text:style-name="T91">8</text:span>12<text:span text:style-name="T91">47</text:span>37<text:span text:style-name="T84">109</text:span><text:span text:style-name="T91">9782</text:span><text:span text:style-name="T84">2</text:span>’,’<text:span text:style-name="T84">media</text:span>’,’<text:span text:style-name="T84">Fiore</text:span>’,’5362818’,’0000<text:span text:style-name="T84">134</text:span>’,’<text:span text:style-name="T85">est</text:span>’) ;</text:p>
      <text:p text:style-name="P97">INSERT INTO CANI VALUES (‘<text:span text:style-name="T91">7</text:span>23<text:span text:style-name="T91">86</text:span>7<text:span text:style-name="T91">4452</text:span><text:span text:style-name="T84">8</text:span><text:span text:style-name="T91">5</text:span><text:span text:style-name="T84">456</text:span>’,’piccola’,’<text:span text:style-name="T84">Trtilly</text:span>’,’5362818’,’0000<text:span text:style-name="T84">894</text:span>’,’sud’) ;</text:p>
      <text:p text:style-name="P97">INSERT INTO CANI VALUES (‘<text:span text:style-name="T91">9</text:span>1<text:span text:style-name="T91">5</text:span>23<text:span text:style-name="T91">011264</text:span>7<text:span text:style-name="T84">573</text:span>’,’<text:span text:style-name="T84">grande</text:span>’,’<text:span text:style-name="T84">Gaia</text:span>’,’5362818’,’0000<text:span text:style-name="T84">454</text:span>’,’<text:span text:style-name="T85">ovest</text:span>’);</text:p>
      <text:p text:style-name="P99">INSERT INTO CANI VALUES (‘237<text:span text:style-name="T91">4576188</text:span><text:span text:style-name="T84">0</text:span><text:span text:style-name="T91">8</text:span><text:span text:style-name="T84">035</text:span>’,’piccola’,’<text:span text:style-name="T84">Nuvola</text:span>’,’5362818’,’0000<text:span text:style-name="T84">543</text:span>’,’sud’) ;</text:p>
      <text:p text:style-name="P99">INSERT INTO CANI VALUES (‘<text:span text:style-name="T91">8</text:span>1<text:span text:style-name="T91">89552</text:span>2<text:span text:style-name="T91">322</text:span>37<text:span text:style-name="T84">44</text:span>’,’piccola’,’<text:span text:style-name="T84">Leo</text:span>’,’5362818’,’0000<text:span text:style-name="T84">987</text:span>’,’<text:span text:style-name="T85">nord</text:span>’) ;</text:p>
      <text:p text:style-name="P99">INSERT INTO CANI VALUES <text:s/>(‘1<text:span text:style-name="T91">78</text:span>2<text:span text:style-name="T91">9948</text:span>3<text:span text:style-name="T91">497</text:span>7<text:span text:style-name="T84">84</text:span>’,’<text:span text:style-name="T84">grande</text:span>’,’<text:span text:style-name="T84">Vito</text:span>’,’5362818’,’0000<text:span text:style-name="T84">765</text:span>’,’<text:span text:style-name="T85">nord</text:span>’) ;</text:p>
      <text:p text:style-name="P99">INSERT INTO CANI VALUES <text:s/>(‘1<text:span text:style-name="T91">7</text:span>2<text:span text:style-name="T91">48</text:span>3<text:span text:style-name="T91">296413</text:span>7<text:span text:style-name="T84">55</text:span>’,’piccola’,’<text:span text:style-name="T85">Tony</text:span>’,’5362818’,’0000<text:span text:style-name="T84">443</text:span>’,’sud’) ;</text:p>
      <text:p text:style-name="P148"><text:span text:style-name="T21">INSERT INTO CANI VALUES (‘1</text:span><text:span text:style-name="T27">4</text:span><text:span text:style-name="T21">2</text:span><text:span text:style-name="T27">75</text:span><text:span text:style-name="T21">3</text:span><text:span text:style-name="T27">5844</text:span><text:span text:style-name="T21">7</text:span><text:span text:style-name="T27">55</text:span><text:span text:style-name="T22">99</text:span><text:span text:style-name="T21">’,’piccola’,’</text:span><text:span text:style-name="T23">Toby</text:span><text:span text:style-name="T21">’,’5362818’,’0000</text:span><text:span text:style-name="T22">775</text:span><text:span text:style-name="T21">,’</text:span><text:span text:style-name="T23">ovest</text:span><text:span text:style-name="T21">’);</text:span></text:p>
      <text:p text:style-name="P99">INSERT INTO CANI VALUES (‘12<text:span text:style-name="T91">9</text:span>3<text:span text:style-name="T91">5</text:span>7<text:span text:style-name="T91">6</text:span><text:span text:style-name="T84">7</text:span><text:span text:style-name="T91">564885</text:span><text:span text:style-name="T84">7</text:span>’,’<text:span text:style-name="T84">media</text:span>’,’<text:span text:style-name="T85">Thor</text:span>’,’5362818’,’0000<text:span text:style-name="T84">998</text:span>’,’<text:span text:style-name="T85">ovest</text:span>’);</text:p>
      <text:p text:style-name="P148"><text:span text:style-name="T21">INSERT INTO CANI VALUES (‘</text:span><text:span text:style-name="T27">89684445</text:span><text:span text:style-name="T21">237</text:span><text:span text:style-name="T22">3490</text:span><text:span text:style-name="T21">’,’</text:span><text:span text:style-name="T22">grande</text:span><text:span text:style-name="T21">’,’</text:span><text:span text:style-name="T23">J</text:span><text:span text:style-name="T22">ack</text:span><text:span text:style-name="T21">’,’5362818’,’0000</text:span><text:span text:style-name="T22">554</text:span><text:span text:style-name="T21">’,’</text:span><text:span text:style-name="T23">nord</text:span><text:span text:style-name="T21">’);</text:span></text:p>
      <text:p text:style-name="P99">IN<text:span text:style-name="T91">S</text:span>ERT INTO CANI VALUES (‘1<text:span text:style-name="T92">8</text:span>2<text:span text:style-name="T92">485569</text:span>37<text:span text:style-name="T84">2298</text:span>’,’<text:span text:style-name="T84">grande</text:span>’,’<text:span text:style-name="T85">Peter</text:span>’,’5362818’,’0000<text:span text:style-name="T84">332</text:span>’,’sud’);</text:p>
      <text:p text:style-name="P150"><text:span text:style-name="T21">INSERT INTO CANI VALUES </text:span></text:p>
      <text:p text:style-name="P150"><text:span text:style-name="T21">(‘1</text:span><text:span text:style-name="T28">78</text:span><text:span text:style-name="T21">2</text:span><text:span text:style-name="T28">845</text:span><text:span text:style-name="T21">3</text:span><text:span text:style-name="T28">452</text:span><text:span text:style-name="T21">7</text:span><text:span text:style-name="T26">658</text:span><text:span text:style-name="T21">’,’</text:span><text:span text:style-name="T22">grande</text:span><text:span text:style-name="T21">’,’</text:span><text:span text:style-name="T23">Peter</text:span><text:span text:style-name="T21">’,’5362818’,’0000</text:span><text:span text:style-name="T22">332</text:span><text:span text:style-name="T21">’,’sud’); <text:s text:c="4"/></text:span><text:span text:style-name="T26">QUA</text:span></text:p>
      <text:p text:style-name="P99"><text:soft-page-break/>IN<text:span text:style-name="T92">SE</text:span>RT INTO CANI VALUES (‘1<text:span text:style-name="T92">005</text:span>2<text:span text:style-name="T92">1</text:span>3<text:span text:style-name="T92">4</text:span>7<text:span text:style-name="T92">79</text:span><text:span text:style-name="T90">8883</text:span>’,’<text:span text:style-name="T84">grande</text:span>’,’<text:span text:style-name="T85">Peter</text:span>’,’5362818’,’0000<text:span text:style-name="T84">332</text:span>’,’sud’);</text:p>
      <text:p text:style-name="P99">INSERT INTO CANI VALUES (‘<text:span text:style-name="T92">22</text:span>1<text:span text:style-name="T92">34619</text:span>237<text:span text:style-name="T84">2</text:span><text:span text:style-name="T90">453</text:span>’,’<text:span text:style-name="T84">grande</text:span>’,’<text:span text:style-name="T85">Peter</text:span>’,’5362818’,’0000<text:span text:style-name="T84">332</text:span>’,’sud’);</text:p>
      <text:p text:style-name="P99">INSERT INTO CANI VALUES (‘1<text:span text:style-name="T92">55</text:span>2<text:span text:style-name="T92">8695</text:span>3<text:span text:style-name="T92">2</text:span>7<text:span text:style-name="T84">2</text:span><text:span text:style-name="T90">784</text:span>’,’<text:span text:style-name="T84">grande</text:span>’,’<text:span text:style-name="T85">Peter</text:span>’,’5362818’,’0000<text:span text:style-name="T84">332</text:span>’,’sud’);</text:p>
      <text:p text:style-name="P99">INSERT INTO CANI VALUES (‘137<text:span text:style-name="T90">382</text:span><text:span text:style-name="T92">77411</text:span><text:span text:style-name="T90">3</text:span><text:span text:style-name="T92">155</text:span>’,’<text:span text:style-name="T84">grande</text:span>’,’<text:span text:style-name="T85">Peter</text:span>’,’5362818’,’0000<text:span text:style-name="T84">332</text:span>’,’sud’);</text:p>
      <text:p text:style-name="P99">INSERT INTO CANI VALUES (‘12<text:span text:style-name="T92">7</text:span>3<text:span text:style-name="T92">982</text:span>7<text:span text:style-name="T92">4415246</text:span>’,’<text:span text:style-name="T84">grande</text:span>’,’<text:span text:style-name="T85">Peter</text:span>’,’5362818’,’0000<text:span text:style-name="T84">332</text:span>’,’sud’);</text:p>
      <text:p text:style-name="P99">INSERT INTO CANI VALUES (‘1<text:span text:style-name="T92">8796</text:span>2<text:span text:style-name="T92">625</text:span>37<text:span text:style-name="T84">2298</text:span>’,’<text:span text:style-name="T84">grande</text:span>’,’<text:span text:style-name="T85">Peter</text:span>’,’5362818’,’0000<text:span text:style-name="T84">332</text:span>’,’sud’);</text:p>
      <text:p text:style-name="P99">INSERT INTO CANI VALUES (‘1237<text:span text:style-name="T92">78</text:span><text:span text:style-name="T84">22</text:span><text:span text:style-name="T92">15426</text:span><text:span text:style-name="T84">98</text:span>’,’<text:span text:style-name="T84">grande</text:span>’,’<text:span text:style-name="T85">Peter</text:span>’,’5362818’,’0000<text:span text:style-name="T84">332</text:span>’,’sud’);</text:p>
      <text:p text:style-name="P99">INSERT INTO CANI VALUES (‘12<text:span text:style-name="T92">00</text:span>3<text:span text:style-name="T92">44</text:span>7<text:span text:style-name="T84">229</text:span><text:span text:style-name="T92">784</text:span><text:span text:style-name="T84">8</text:span>’,’<text:span text:style-name="T84">grande</text:span>’,’<text:span text:style-name="T85">Peter</text:span>’,’5362818’,’0000<text:span text:style-name="T84">332</text:span>’,’sud’);</text:p>
      <text:p text:style-name="P99">INSERT INTO CANI VALUES (‘1<text:span text:style-name="T92">0</text:span>2<text:span text:style-name="T92">5544</text:span>37<text:span text:style-name="T92">47746</text:span><text:span text:style-name="T84">8</text:span>’,’<text:span text:style-name="T84">grande</text:span>’,’<text:span text:style-name="T85">Peter</text:span>’,’5362818’,’0000<text:span text:style-name="T84">332</text:span>’,’sud’);</text:p>
      <text:p text:style-name="P99">INSERT INTO CANI VALUES (‘12<text:span text:style-name="T92">45</text:span>3<text:span text:style-name="T92">6</text:span>7<text:span text:style-name="T92">12</text:span><text:span text:style-name="T84">229</text:span><text:span text:style-name="T92">45</text:span><text:span text:style-name="T84">8</text:span>’,’<text:span text:style-name="T84">grande</text:span>’,’<text:span text:style-name="T85">Peter</text:span>’,’5362818’,’0000<text:span text:style-name="T84">332</text:span>’,’sud’);</text:p>
      <text:p text:style-name="P99">INSERT INTO CANI VALUES (‘1<text:span text:style-name="T92">000</text:span>2<text:span text:style-name="T92">12</text:span>37<text:span text:style-name="T84">2</text:span><text:span text:style-name="T92">2</text:span><text:span text:style-name="T84">9</text:span><text:span text:style-name="T92">33</text:span><text:span text:style-name="T84">8</text:span>’,’<text:span text:style-name="T84">grande</text:span>’,’<text:span text:style-name="T85">Peter</text:span>’,’5362818’,’0000<text:span text:style-name="T84">332</text:span>’,’sud’);</text:p>
      <text:p text:style-name="P99">INSERT INTO CANI VALUES (‘<text:span text:style-name="T92">00</text:span>2<text:span text:style-name="T92">0</text:span>37<text:span text:style-name="T84">2298</text:span><text:span text:style-name="T92">61145</text:span>’,’<text:span text:style-name="T84">grande</text:span>’,’<text:span text:style-name="T85">Peter</text:span>’,’5362818’,’0000<text:span text:style-name="T84">332</text:span>’,’sud’);</text:p>
      <text:p text:style-name="P102"><text:span text:style-name="T83">INSERT INTO CANI VALUE</text:span><text:span text:style-name="T93">S</text:span><text:span text:style-name="T83"> (‘1</text:span><text:span text:style-name="T92">45</text:span><text:span text:style-name="T83">2</text:span><text:span text:style-name="T92">8651</text:span><text:span text:style-name="T83">37</text:span><text:span text:style-name="T84">229</text:span><text:span text:style-name="T92">5</text:span><text:span text:style-name="T84">8</text:span><text:span text:style-name="T83">’,’</text:span><text:span text:style-name="T84">grande</text:span><text:span text:style-name="T83">’,’</text:span><text:span text:style-name="T85">Peter</text:span><text:span text:style-name="T83">’,’5362818’,’0000</text:span><text:span text:style-name="T84">332</text:span><text:span text:style-name="T83">’,’sud’);</text:span></text:p>
      <text:p text:style-name="P99">INSERT INTO CANI VALUES (‘<text:span text:style-name="T92">412</text:span>237<text:span text:style-name="T84">2</text:span><text:span text:style-name="T92">47</text:span><text:span text:style-name="T84">29</text:span><text:span text:style-name="T92">747</text:span><text:span text:style-name="T84">8</text:span>’,’<text:span text:style-name="T84">grande</text:span>’,’<text:span text:style-name="T85">Peter</text:span>’,’5362818’,’0000<text:span text:style-name="T84">332</text:span>’,’sud’);</text:p>
      <text:p text:style-name="P96"/>
      <text:p text:style-name="P135">certificato morte</text:p>
      <text:p text:style-name="P100">INSERT INTO <text:span text:style-name="T93">CERTIFICATO_MORTE</text:span> VALUES (‘’,’’,’’,’’,’1<text:span text:style-name="T92">78</text:span>2<text:span text:style-name="T92">845</text:span>3<text:span text:style-name="T92">452</text:span>7<text:span text:style-name="T90">658</text:span>’);</text:p>
      <text:p text:style-name="P101">INSERT INTO <text:span text:style-name="T93">CERTIFICATO_MORTE</text:span> VALUES (‘’,’’,’’,’’,’1<text:span text:style-name="T92">005</text:span>2<text:span text:style-name="T92">1</text:span>3<text:span text:style-name="T92">4</text:span>7<text:span text:style-name="T92">79</text:span><text:span text:style-name="T90">8883</text:span>’);</text:p>
      <text:p text:style-name="P101">INSERT INTO <text:span text:style-name="T93">CERTIFICATO_MORTE</text:span> VALUES (‘’,’’,’’,’’,’<text:span text:style-name="T92">22</text:span>1<text:span text:style-name="T92">34619</text:span>237<text:span text:style-name="T84">2</text:span><text:span text:style-name="T90">453</text:span>’);</text:p>
      <text:p text:style-name="P101">INSERT INTO <text:span text:style-name="T93">CERTIFICATO_MORTE</text:span> VALUES (‘’,’’,’’,’’,’1<text:span text:style-name="T92">55</text:span>2<text:span text:style-name="T92">8695</text:span>3<text:span text:style-name="T92">2</text:span>7<text:span text:style-name="T84">2</text:span><text:span text:style-name="T90">784</text:span>’);</text:p>
      <text:p text:style-name="P101">INSERT INTO <text:span text:style-name="T93">CERTIFICATO_MORTE</text:span> VALUES (‘’,’’,’’,’’,’137<text:span text:style-name="T90">382</text:span><text:span text:style-name="T92">77411</text:span><text:span text:style-name="T90">3</text:span><text:span text:style-name="T92">155</text:span>’);</text:p>
      <text:p text:style-name="P101">INSERT INTO <text:span text:style-name="T93">CERTIFICATO_MORTE</text:span> VALUES (‘’,’’,’’,’’,’12<text:span text:style-name="T92">7</text:span>3<text:span text:style-name="T92">982</text:span>7<text:span text:style-name="T92">4415246</text:span>’);</text:p>
      <text:p text:style-name="P101">INSERT INTO <text:span text:style-name="T93">CERTIFICATO_MORTE</text:span> VALUES (‘’,’’,’’,’’,’1<text:span text:style-name="T92">8796</text:span>2<text:span text:style-name="T92">625</text:span>37<text:span text:style-name="T84">2298</text:span>’);</text:p>
      <text:p text:style-name="P101">INSERT INTO <text:span text:style-name="T93">CERTIFICATO_MORTE</text:span> VALUES (‘’,’’,’’,’’,’1237<text:span text:style-name="T92">78</text:span><text:span text:style-name="T84">22</text:span><text:span text:style-name="T92">15426</text:span><text:span text:style-name="T84">98</text:span>’);</text:p>
      <text:p text:style-name="P101">INSERT INTO <text:span text:style-name="T93">CERTIFICATO_MORTE</text:span> VALUES (‘’,’’,’’,’’,’12<text:span text:style-name="T92">00</text:span>3<text:span text:style-name="T92">44</text:span>7<text:span text:style-name="T84">229</text:span><text:span text:style-name="T92">784</text:span><text:span text:style-name="T84">8</text:span>’);</text:p>
      <text:p text:style-name="P101">INSERT INTO <text:span text:style-name="T93">CERTIFICATO_MORTE</text:span> VALUES (‘’,’’,’’,’’,’1<text:span text:style-name="T92">0</text:span>2<text:span text:style-name="T92">5544</text:span>37<text:span text:style-name="T92">47746</text:span><text:span text:style-name="T84">8</text:span>’);</text:p>
      <text:p text:style-name="P101">INSERT INTO <text:span text:style-name="T93">CERTIFICATO_MORTE</text:span> VALUES (‘’,’’,’’,’’,’12<text:span text:style-name="T92">45</text:span>3<text:span text:style-name="T92">6</text:span>7<text:span text:style-name="T92">12</text:span><text:span text:style-name="T84">229</text:span><text:span text:style-name="T92">45</text:span><text:span text:style-name="T84">8</text:span>’);</text:p>
      <text:p text:style-name="P101">INSERT INTO <text:span text:style-name="T93">CERTIFICATO_MORTE</text:span> VALUES (‘’,’’,’’,’’,’1<text:span text:style-name="T92">000</text:span>2<text:span text:style-name="T92">12</text:span>37<text:span text:style-name="T84">2</text:span><text:span text:style-name="T92">2</text:span><text:span text:style-name="T84">9</text:span><text:span text:style-name="T92">33</text:span><text:span text:style-name="T84">8</text:span>’);</text:p>
      <text:p text:style-name="P101">INSERT INTO <text:span text:style-name="T93">CERTIFICATO_MORTE</text:span> VALUES (‘’,’’,’’,’’,’<text:span text:style-name="T92">00</text:span>2<text:span text:style-name="T92">0</text:span>37<text:span text:style-name="T84">2298</text:span><text:span text:style-name="T92">61145</text:span>’);</text:p>
      <text:p text:style-name="P101">INSERT INTO <text:span text:style-name="T93">CERTIFICATO_MORTE</text:span> VALUES (‘’,’’,’’,’’,’1<text:span text:style-name="T92">45</text:span>2<text:span text:style-name="T92">8651</text:span>37<text:span text:style-name="T84">229</text:span><text:span text:style-name="T92">5</text:span><text:span text:style-name="T84">8</text:span>’);</text:p>
      <text:p text:style-name="P101">INSERT INTO <text:span text:style-name="T93">CERTIFICATO_MORTE</text:span> VALUES (‘’,’’,’’,’’,’<text:span text:style-name="T92">412</text:span>237<text:span text:style-name="T84">2</text:span><text:span text:style-name="T92">47</text:span><text:span text:style-name="T84">29</text:span><text:span text:style-name="T92">747</text:span><text:span text:style-name="T84">8</text:span>’);</text:p>
      <text:p text:style-name="P101"/>
      <text:p text:style-name="P134">adozione</text:p>
      <text:p text:style-name="P98">INSERT INTO <text:span text:style-name="T86">ADOZIONE </text:span>VALUES (‘<text:span text:style-name="T86">001</text:span>’,TO_DATE ( ’13 - mag -20<text:span text:style-name="T87">22</text:span></text:p>
      <text:p text:style-name="P149"><text:span text:style-name="T21">14:30 ’ , ’DD - MON - YYYY HH24 : MI ’),’</text:span>BBBJSC90L54C352E<text:span text:style-name="T24">’,</text:span><text:span text:style-name="T21">‘1</text:span><text:span text:style-name="T27">34</text:span><text:span text:style-name="T21">2</text:span><text:span text:style-name="T27">45263</text:span><text:span text:style-name="T21">375893’) ;</text:span></text:p>
      <text:p text:style-name="P98">INSERT INTO <text:span text:style-name="T86">ADOZIONE </text:span>VALUES (‘<text:span text:style-name="T86">00</text:span><text:span text:style-name="T88">2</text:span>’,TO_DATE ( ’<text:span text:style-name="T89">20</text:span> - <text:span text:style-name="T89">gen</text:span> -20<text:span text:style-name="T87">22</text:span></text:p>
      <text:p text:style-name="P149"><text:span text:style-name="T21">1</text:span><text:span text:style-name="T25">5</text:span><text:span text:style-name="T21">:30 ’ , ’DD - MON - YYYY HH24 : MI ’),’</text:span>BBNNMR97R70B774R<text:span text:style-name="T24">’,</text:span><text:span text:style-name="T21">‘1</text:span><text:span text:style-name="T27">16</text:span><text:span text:style-name="T21">2</text:span><text:span text:style-name="T27">44</text:span><text:span text:style-name="T21">37</text:span><text:span text:style-name="T22">6</text:span><text:span text:style-name="T27">3</text:span><text:span text:style-name="T22">23</text:span><text:span text:style-name="T27">32</text:span><text:span text:style-name="T21">3’) ;</text:span></text:p>
      <text:p text:style-name="P98">INSERT INTO <text:span text:style-name="T86">ADOZIONE </text:span>VALUES (‘<text:span text:style-name="T86">00</text:span><text:span text:style-name="T88">3</text:span>’,TO_DATE ( ’<text:span text:style-name="T89">10</text:span>- <text:span text:style-name="T89">lug</text:span> -20<text:span text:style-name="T87">22</text:span></text:p>
      <text:p text:style-name="P149"><text:span text:style-name="T25">10</text:span><text:span text:style-name="T21">:30 ’ , ’DD - MON - YYYY HH24 : MI ’),’</text:span>BBRGLC96H16D122N<text:span text:style-name="T24">’,</text:span><text:span text:style-name="T21">‘1</text:span><text:span text:style-name="T27">55</text:span><text:span text:style-name="T21">2</text:span><text:span text:style-name="T27">3</text:span><text:span text:style-name="T21">37</text:span><text:span text:style-name="T27">2</text:span><text:span text:style-name="T22">54</text:span><text:span text:style-name="T27">1</text:span><text:span text:style-name="T22">8</text:span><text:span text:style-name="T27">6</text:span><text:span text:style-name="T22">9</text:span><text:span text:style-name="T27">7</text:span><text:span text:style-name="T21">’) ;</text:span></text:p>
      <text:p text:style-name="P98">INSERT INTO <text:span text:style-name="T86">ADOZIONE </text:span>VALUES (‘<text:span text:style-name="T86">00</text:span><text:span text:style-name="T88">4</text:span>’,TO_DATE ( ’<text:span text:style-name="T89">11</text:span> - mag -20<text:span text:style-name="T87">22</text:span></text:p>
      <text:p text:style-name="P149"><text:span text:style-name="T25">20</text:span><text:span text:style-name="T21">:30 ’ , ’DD - MON - YYYY HH24 : MI ’),’</text:span>BBTNNA93A45G317R<text:span text:style-name="T24">’,</text:span><text:span text:style-name="T21">‘</text:span><text:span text:style-name="T27">08</text:span><text:span text:style-name="T21">1</text:span><text:span text:style-name="T27">3</text:span><text:span text:style-name="T21">23</text:span><text:span text:style-name="T27">5</text:span><text:span text:style-name="T21">7</text:span><text:span text:style-name="T27">4</text:span><text:span text:style-name="T22">09</text:span><text:span text:style-name="T27">1</text:span><text:span text:style-name="T22">82</text:span><text:span text:style-name="T27">4</text:span><text:span text:style-name="T21">’) ;</text:span></text:p>
      <text:p text:style-name="P98">INSERT INTO <text:span text:style-name="T86">ADOZIONE </text:span>VALUES (‘<text:span text:style-name="T86">00</text:span><text:span text:style-name="T88">5</text:span>’,TO_DATE ( ’<text:span text:style-name="T89">23</text:span> - <text:span text:style-name="T89">feb</text:span> -20<text:span text:style-name="T87">22</text:span></text:p>
      <text:p text:style-name="P149"><text:span text:style-name="T25">12</text:span><text:span text:style-name="T21">:30 ’ , ’DD - MON - YYYY HH24 : MI ’),’</text:span>BBRLIA96M41C349S <text:span text:style-name="T24">’,</text:span><text:span text:style-name="T21">‘</text:span><text:span text:style-name="T27">8</text:span><text:span text:style-name="T21">12</text:span><text:span text:style-name="T27">47</text:span><text:span text:style-name="T21">37</text:span><text:span text:style-name="T22">109</text:span><text:span text:style-name="T27">9782</text:span><text:span text:style-name="T22">2</text:span><text:span text:style-name="T21">’) ;</text:span></text:p>
      <text:p text:style-name="P98">INSERT INTO <text:span text:style-name="T86">ADOZIONE </text:span>VALUES (‘<text:span text:style-name="T86">0</text:span><text:span text:style-name="T88">06</text:span>’,TO_DATE ( ’<text:span text:style-name="T89">30</text:span> - <text:span text:style-name="T89">mar</text:span> -20<text:span text:style-name="T87">22</text:span></text:p>
      <text:p text:style-name="P149"><text:span text:style-name="T21">1</text:span><text:span text:style-name="T25">3</text:span><text:span text:style-name="T21">:30 ’ , ’DD - MON - YYYY HH24 : MI ’),’</text:span>BCLHMN96E02D086I <text:span text:style-name="T24">’,</text:span><text:span text:style-name="T21">‘</text:span><text:span text:style-name="T27">7</text:span><text:span text:style-name="T21">23</text:span><text:span text:style-name="T27">86</text:span><text:span text:style-name="T21">7</text:span><text:span text:style-name="T27">4452</text:span><text:span text:style-name="T22">8</text:span><text:span text:style-name="T27">5</text:span><text:span text:style-name="T22">456</text:span><text:span text:style-name="T21">’) ;</text:span></text:p>
      <text:p text:style-name="P98">INSERT INTO <text:span text:style-name="T86">ADOZIONE </text:span>VALUES (‘<text:span text:style-name="T86">00</text:span><text:span text:style-name="T88">7</text:span>’,TO_DATE ( ’<text:span text:style-name="T89">5</text:span> – <text:span text:style-name="T89">mar </text:span>-20<text:span text:style-name="T87">22</text:span></text:p>
      <text:p text:style-name="P149"><text:span text:style-name="T25">18</text:span><text:span text:style-name="T21">:30 ’ , ’DD - MON - YYYY HH24 : MI ’),’</text:span>BDLRCC97H67C352O<text:span text:style-name="T24">’,</text:span><text:span text:style-name="T21">‘</text:span><text:span text:style-name="T27">9</text:span><text:span text:style-name="T21">1</text:span><text:span text:style-name="T27">5</text:span><text:span text:style-name="T21">23</text:span><text:span text:style-name="T27">011264</text:span><text:span text:style-name="T21">7</text:span><text:span text:style-name="T22">573</text:span><text:span text:style-name="T21">’) ;</text:span></text:p>
      <text:p text:style-name="P98">INSERT INTO <text:span text:style-name="T86">ADOZIONE </text:span>VALUES (‘<text:span text:style-name="T86">00</text:span><text:span text:style-name="T88">8</text:span>’,TO_DATE ( ’<text:span text:style-name="T89">2</text:span> - <text:span text:style-name="T89">apr</text:span> -20<text:span text:style-name="T87">22</text:span></text:p>
      <text:p text:style-name="P149"><text:span text:style-name="T25">17</text:span><text:span text:style-name="T21">:30 ’ , ’DD - MON - YYYY HH24 : MI ’),’</text:span>BDLYLN95T54C352R <text:span text:style-name="T24">’,</text:span><text:span text:style-name="T21">‘237</text:span><text:span text:style-name="T27">4576188</text:span><text:span text:style-name="T22">0</text:span><text:span text:style-name="T27">8</text:span><text:span text:style-name="T22">035</text:span><text:span text:style-name="T21">’) ;</text:span></text:p>
      <text:p text:style-name="P98">INSERT INTO <text:span text:style-name="T86">ADOZIONE </text:span>VALUES (‘<text:span text:style-name="T86">00</text:span><text:span text:style-name="T88">9</text:span>’,TO_DATE ( ’<text:span text:style-name="T89">14</text:span> - <text:span text:style-name="T89">dic</text:span> -20<text:span text:style-name="T87">22</text:span></text:p>
      <text:p text:style-name="P149"><text:span text:style-name="T21">14:30 ’ , ’DD - MON - YYYY HH24 : MI ’),’</text:span>BFFMST83L62D086V<text:span text:style-name="T24">’,</text:span><text:span text:style-name="T21">‘</text:span><text:span text:style-name="T27">8</text:span><text:span text:style-name="T21">1</text:span><text:span text:style-name="T27">89552</text:span><text:span text:style-name="T21">2</text:span><text:span text:style-name="T27">322</text:span><text:span text:style-name="T21">37</text:span><text:span text:style-name="T22">44</text:span><text:span text:style-name="T21">’) ;</text:span></text:p>
      <text:p text:style-name="P98">INSERT INTO <text:span text:style-name="T86">ADOZIONE </text:span>VALUES (‘<text:span text:style-name="T86">0</text:span><text:span text:style-name="T88">10</text:span>’,TO_DATE ( ’<text:span text:style-name="T89">27</text:span> - <text:span text:style-name="T89">gen</text:span> -20<text:span text:style-name="T87">22</text:span></text:p>
      <text:p text:style-name="P149"><text:soft-page-break/><text:span text:style-name="T25">13</text:span><text:span text:style-name="T21">:</text:span><text:span text:style-name="T25">2</text:span><text:span text:style-name="T21">0 ’ , ’DD - MON - YYYY HH24 : MI ’),’</text:span>BFNCSM97A06A053E <text:span text:style-name="T24">’,</text:span><text:span text:style-name="T21">‘1</text:span><text:span text:style-name="T27">78</text:span><text:span text:style-name="T21">2</text:span><text:span text:style-name="T27">9948</text:span><text:span text:style-name="T21">3</text:span><text:span text:style-name="T27">497</text:span><text:span text:style-name="T21">7</text:span><text:span text:style-name="T22">84</text:span><text:span text:style-name="T21">’) ;</text:span></text:p>
      <text:p text:style-name="P98">INSERT INTO <text:span text:style-name="T86">ADOZIONE </text:span>VALUES (‘<text:span text:style-name="T86">0</text:span><text:span text:style-name="T88">11</text:span>’,TO_DATE ( ’<text:span text:style-name="T89">16</text:span> - <text:span text:style-name="T89">mar</text:span> -20<text:span text:style-name="T87">22</text:span></text:p>
      <text:p text:style-name="P149"><text:span text:style-name="T21">14:</text:span><text:span text:style-name="T25">0</text:span><text:span text:style-name="T21">0 ’ , ’DD - MON - YYYY HH24 : MI ’),’</text:span>BGGDNC97B06D976F <text:span text:style-name="T24">’,</text:span><text:span text:style-name="T21">‘1</text:span><text:span text:style-name="T27">7</text:span><text:span text:style-name="T21">2</text:span><text:span text:style-name="T27">48</text:span><text:span text:style-name="T21">3</text:span><text:span text:style-name="T27">296413</text:span><text:span text:style-name="T21">7</text:span><text:span text:style-name="T22">55</text:span><text:span text:style-name="T21">’) ;</text:span></text:p>
      <text:p text:style-name="P98">INSERT INTO <text:span text:style-name="T86">ADOZIONE </text:span>VALUES (‘<text:span text:style-name="T86">0</text:span><text:span text:style-name="T88">12</text:span>’,TO_DATE ( ’<text:span text:style-name="T89">7</text:span> - <text:span text:style-name="T89">lug</text:span> -20<text:span text:style-name="T87">22</text:span></text:p>
      <text:p text:style-name="P149"><text:span text:style-name="T21">14:30 ’ , ’DD - MON - YYYY HH24 : MI ’),’</text:span>BGNFRC97E15H620N<text:span text:style-name="T24">’,</text:span><text:span text:style-name="T21">‘1</text:span><text:span text:style-name="T27">4</text:span><text:span text:style-name="T21">2</text:span><text:span text:style-name="T27">75</text:span><text:span text:style-name="T21">3</text:span><text:span text:style-name="T27">5844</text:span><text:span text:style-name="T21">7</text:span><text:span text:style-name="T27">55</text:span><text:span text:style-name="T22">99</text:span><text:span text:style-name="T21">’) ;</text:span></text:p>
      <text:p text:style-name="P98">INSERT INTO <text:span text:style-name="T86">ADOZIONE </text:span>VALUES (‘<text:span text:style-name="T86">0</text:span><text:span text:style-name="T88">13</text:span>’,TO_DATE ( ’<text:span text:style-name="T89">12</text:span>- <text:span text:style-name="T89">feb</text:span> -20<text:span text:style-name="T87">22</text:span></text:p>
      <text:p text:style-name="P149"><text:span text:style-name="T25">11</text:span><text:span text:style-name="T21">:30 ’ , ’DD - MON - YYYY HH24 : MI ’),’</text:span>BGNLCU97H44C352J<text:span text:style-name="T24">’,</text:span><text:span text:style-name="T21">‘12</text:span><text:span text:style-name="T27">9</text:span><text:span text:style-name="T21">3</text:span><text:span text:style-name="T27">5</text:span><text:span text:style-name="T21">7</text:span><text:span text:style-name="T27">6</text:span><text:span text:style-name="T22">7</text:span><text:span text:style-name="T27">564885</text:span><text:span text:style-name="T22">7</text:span><text:span text:style-name="T21">’) ;</text:span></text:p>
      <text:p text:style-name="P98">INSERT INTO <text:span text:style-name="T86">ADOZIONE </text:span>VALUES (‘<text:span text:style-name="T86">0</text:span><text:span text:style-name="T88">14</text:span>’,TO_DATE ( ’<text:span text:style-name="T89">22</text:span> - mag -20<text:span text:style-name="T87">22</text:span></text:p>
      <text:p text:style-name="P149"><text:span text:style-name="T25">12</text:span><text:span text:style-name="T21">:30 ’ , ’DD - MON - YYYY HH24 : MI ’),’</text:span>BGNMRA97A15F537X<text:span text:style-name="T24">’,</text:span><text:span text:style-name="T21">‘</text:span><text:span text:style-name="T27">89684445</text:span><text:span text:style-name="T21">237</text:span><text:span text:style-name="T22">3490</text:span><text:span text:style-name="T21">’) ;</text:span></text:p>
      <text:p text:style-name="P98">INSERT INTO <text:span text:style-name="T86">ADOZIONE </text:span>VALUES (‘<text:span text:style-name="T86">0</text:span><text:span text:style-name="T88">15</text:span>’,TO_DATE ( ’<text:span text:style-name="T89">28</text:span>- <text:span text:style-name="T89">ago</text:span> -20<text:span text:style-name="T87">22</text:span></text:p>
      <text:p text:style-name="P149"><text:span text:style-name="T25">19</text:span><text:span text:style-name="T21">:</text:span><text:span text:style-name="T25">1</text:span><text:span text:style-name="T21">0 ’ , ’DD - MON - YYYY HH24 : MI ’),’</text:span>BLCGRG96E67L063Q <text:span text:style-name="T24">’,</text:span><text:span text:style-name="T21">‘1</text:span><text:span text:style-name="T28">8</text:span><text:span text:style-name="T21">2</text:span><text:span text:style-name="T28">485569</text:span><text:span text:style-name="T21">37</text:span><text:span text:style-name="T22">2298</text:span><text:span text:style-name="T21">’) ;</text:span></text:p>
      <text:p text:style-name="P134"/>
      <text:p text:style-name="P134"/>
      <text:p text:style-name="P134"/>
      <text:p text:style-name="P54"/>
      <text:p text:style-name="P33">CREAZIONE VINCOLI DINAMICI TRAMITE TRIGGER</text:p>
      <text:p text:style-name="P59"><text:span text:style-name="T63">2.</text:span>L’adottante deve essere maggiorenne</text:p>
      <text:p text:style-name="P59"/>
      <text:p text:style-name="P59">CREATE OR REPLACE TRIGGER <text:span text:style-name="T62">Controllo</text:span>_età_adottante</text:p>
      <text:p text:style-name="P59">BEFORE INSERT ON ADOTTANTE</text:p>
      <text:p text:style-name="P59">FOR EACH ROW</text:p>
      <text:p text:style-name="P59">BEGIN</text:p>
      <text:p text:style-name="P59"><text:tab/>IF(SYSDATE - :NEW.<text:span text:style-name="T62">DATA_NASCITA) / 365.25 &lt; 18 THEN</text:span></text:p>
      <text:p text:style-name="P60"><text:tab/><text:tab/>DBMS_OUTPUT . PUT_LINE ( ’<text:span text:style-name="T63">L’’adottante deve essere maggiorenne’)</text:span>;</text:p>
      <text:p text:style-name="P69"><text:tab/><text:tab/>DELETE</text:p>
      <text:p text:style-name="P69"><text:tab/><text:tab/><text:tab/>WHERE <text:span text:style-name="T65">CF</text:span>= :NEW.<text:span text:style-name="T65">CF</text:span> ;</text:p>
      <text:p text:style-name="P59"><text:tab/><text:span text:style-name="T62">END IF;</text:span></text:p>
      <text:p text:style-name="P64">END Controllo_età_adottante;</text:p>
      <text:p text:style-name="P64"/>
      <text:p text:style-name="P72">5.<text:span text:style-name="T66">Un cane non può effettuare vaccinazioni se ha meno di un anno</text:span></text:p>
      <text:p text:style-name="P60">CREATE OR REPLACE TRIGGER <text:span text:style-name="T62">Controllo</text:span>_<text:span text:style-name="T67">vaccinazione</text:span>_<text:span text:style-name="T63">cane</text:span></text:p>
      <text:p text:style-name="P60">BEFORE INSERT ON <text:span text:style-name="T69">VACCINAZIONI</text:span></text:p>
      <text:p text:style-name="P60">FOR EACH ROW</text:p>
      <text:p text:style-name="P73">DECLARE</text:p>
      <text:p text:style-name="P73"><text:tab/>DATA <text:s/>DATE;</text:p>
      <text:p text:style-name="P73"><text:tab/><text:span text:style-name="T68">VACCINAZIONE NUMBER;</text:span></text:p>
      <text:p text:style-name="P73"><text:tab/><text:span text:style-name="T69">N_LIBRETTO= :NEW LIBRETTO</text:span></text:p>
      <text:p text:style-name="P60">BEGIN</text:p>
      <text:p text:style-name="P61"><text:tab/><text:span text:style-name="T68">SELECT VACCINAZIONI.</text:span><text:span text:style-name="T36">CODICE_FLACONE</text:span></text:p>
      <text:p text:style-name="P61"><text:span text:style-name="T36"><text:tab/></text:span><text:span text:style-name="T68">INTO VACCINAZIONE</text:span></text:p>
      <text:p text:style-name="P61"><text:span text:style-name="T36"><text:tab/></text:span><text:span text:style-name="T68">FROM VACCINZIONI</text:span></text:p>
      <text:p text:style-name="P61"><text:span text:style-name="T36"><text:tab/></text:span><text:span text:style-name="T69">WHERE VACCINAZIONI.LIBRETTO=N_LIBRETTO;</text:span></text:p>
      <text:p text:style-name="P61"/>
      <text:p text:style-name="P60"><text:tab/><text:span text:style-name="T67">SELECT LIBRETTO.DATA_NASCITA</text:span></text:p>
      <text:p text:style-name="P60"><text:tab/><text:span text:style-name="T67">INTO DATA</text:span></text:p>
      <text:p text:style-name="P60"><text:tab/><text:span text:style-name="T67">FROM LIBRETTO</text:span></text:p>
      <text:p text:style-name="P74"><text:tab/>WHERE LIBRETTO.<text:span text:style-name="T36">NUMERO_LIBRETTO</text:span>=N_LIBRETTO;</text:p>
      <text:p text:style-name="P74"/>
      <text:p text:style-name="P60"><text:tab/>IF(SYSDATE - <text:span text:style-name="T68">DATA</text:span><text:span text:style-name="T62">) / 365.25 &lt; 1 THEN</text:span></text:p>
      <text:p text:style-name="P62"><text:tab/>DBMS_OUTPUT . PUT_LINE ( ‘<text:span text:style-name="T70">Il cane non può essere vaccinato</text:span><text:span text:style-name="T63">’)</text:span>;</text:p>
      <text:p text:style-name="P70"><text:tab/><text:tab/>DELETE</text:p>
      <text:p text:style-name="P62"><text:span text:style-name="T64"><text:tab/><text:tab/><text:tab/>WHERE </text:span><text:span text:style-name="T71">VACCINAZIONI.CODICE_FLACONE</text:span><text:span text:style-name="T64">= </text:span><text:span text:style-name="T71">VACCINAZIONE</text:span><text:span text:style-name="T64">;</text:span><text:tab/></text:p>
      <text:p text:style-name="P60"><text:soft-page-break/><text:tab/><text:span text:style-name="T62">END IF;</text:span></text:p>
      <text:p text:style-name="P65">END Controllo_<text:span text:style-name="T72">vaccionazione</text:span>_<text:span text:style-name="T63">cane</text:span>;</text:p>
      <text:p text:style-name="P65"/>
      <text:p text:style-name="P75">6.Un <text:span text:style-name="T72">lavorator</text:span><text:span text:style-name="T73">e</text:span> se ha meno di diciotto anni non può essere inserito</text:p>
      <text:p text:style-name="P63">CREATE OR REPLACE TRIGGER <text:span text:style-name="T62">Controllo</text:span>_età_<text:span text:style-name="T72">lavoratore</text:span></text:p>
      <text:p text:style-name="P63">BEFORE INSERT ON <text:span text:style-name="T74">LAVORATORE</text:span></text:p>
      <text:p text:style-name="P63">FOR EACH ROW</text:p>
      <text:p text:style-name="P63">BEGIN</text:p>
      <text:p text:style-name="P63"><text:tab/>IF(SYSDATE - :NEW.<text:span text:style-name="T62">DATA_NASCITA) / 365.25 &lt; 18 THEN</text:span></text:p>
      <text:p text:style-name="P63"><text:tab/><text:tab/>DBMS_OUTPUT . PUT_LINE ( ’<text:span text:style-name="T74">Il lavoratore</text:span><text:span text:style-name="T63"> deve essere maggiorenne’)</text:span>;</text:p>
      <text:p text:style-name="P71"><text:tab/><text:tab/>DELETE <text:s/></text:p>
      <text:p text:style-name="P71"><text:tab/><text:tab/><text:tab/>WHERE <text:span text:style-name="T41">BADGE_</text:span><text:span text:style-name="T51">LAVORATORE</text:span>= :NEW. <text:span text:style-name="T41">BADGE_</text:span><text:span text:style-name="T51">LAVORATORE</text:span> ;</text:p>
      <text:p text:style-name="P63"><text:tab/><text:span text:style-name="T62">END IF;</text:span></text:p>
      <text:p text:style-name="P66">END Controllo_età_<text:span text:style-name="T74">lavoratore</text:span>;</text:p>
      <text:p text:style-name="P67"/>
      <text:p text:style-name="P68">1. <text:span text:style-name="T77">creare una chiave univoca per adozione usando il cf dell’adottante</text:span></text:p>
      <text:p text:style-name="P76">CREATE OR REPLACE TRIGGER NUMERO_ADOZIONE</text:p>
      <text:p text:style-name="P76">BEFORE INSERT ON ADOZIONE</text:p>
      <text:p text:style-name="P76">FOR EACH ROW</text:p>
      <text:p text:style-name="P76">BEGIN</text:p>
      <text:p text:style-name="P76">SELECT ORA_HASH(:NEW.CF,647463) INTO :NEW.NUMERO_ADOZIONE FROM DUAL;</text:p>
      <text:p text:style-name="P76">DBMS_OUTPUT.PUT_LINE(‘Il numero di adozione creato per l’adottante ‘||:NEW.CF||’ e’’ <text:s/>‘||:NEW.NUMERO_ADOZIONE);</text:p>
      <text:p text:style-name="P76">END;</text:p>
      <text:p text:style-name="P104"/>
      <text:p text:style-name="P139">crea una chiave univoca per certificato morte </text:p>
      <text:p text:style-name="P131">CREATE OR REPLACE TRIGGER <text:s/><text:span text:style-name="T82">NUMERO_CERTIFICATO</text:span></text:p>
      <text:p text:style-name="P130">BEFORE INSERT ON <text:span text:style-name="T109">CERTIFICATO_MORTE</text:span></text:p>
      <text:p text:style-name="P130">FOR EACH ROW</text:p>
      <text:p text:style-name="P130">BEGIN</text:p>
      <text:p text:style-name="P131">SELECT ORA_HASH(:NEW.<text:span text:style-name="T109">CANE</text:span>,647463) INTO :NEW.<text:span text:style-name="T82">NUMERO_CERTIFICATO</text:span> FROM DUAL;</text:p>
      <text:p text:style-name="P131">DBMS_OUTPUT.PUT_LINE(‘Il numero d<text:span text:style-name="T109">el certificato di morte</text:span> creato per <text:span text:style-name="T109">il cane </text:span>‘||:NEW.C<text:span text:style-name="T109">ANE</text:span>||’ e’’ <text:s/>‘||:NEW.<text:span text:style-name="T82">NUMERO_CERTIFICATO </text:span>);</text:p>
      <text:p text:style-name="P130">END;</text:p>
      <text:p text:style-name="P64"/>
      <text:p text:style-name="P136">procedura <text:span text:style-name="T95">popolamento </text:span><text:span text:style-name="T96">adozione</text:span></text:p>
      <text:p text:style-name="P105">CREATE OR REPLACE PROCEDURE Inserimento_<text:span text:style-name="T96">Adozione(</text:span></text:p>
      <text:p text:style-name="P106"><text:tab/><text:span text:style-name="T96">Numero_Adozione<text:tab/>ADOZIONE. </text:span><text:span text:style-name="T76">NUMERO_ADOZIONE%</text:span><text:span text:style-name="T96">TYPE,<text:tab/></text:span></text:p>
      <text:p text:style-name="P105"><text:tab/><text:span text:style-name="T96">Data<text:tab/><text:tab/><text:tab/></text:span><text:span text:style-name="T97">ADOZIONE.DATA%TYPE,</text:span></text:p>
      <text:p text:style-name="P105"><text:tab/><text:span text:style-name="T96">CF<text:tab/><text:tab/><text:tab/></text:span><text:span text:style-name="T97">ADOZIONE.CF%TYPE,</text:span></text:p>
      <text:p text:style-name="P105"><text:tab/><text:span text:style-name="T96">Codice_Cane<text:tab/><text:tab/></text:span><text:span text:style-name="T97">ADOZIONE.CANE%</text:span><text:span text:style-name="T102">TYPE</text:span><text:span text:style-name="T97">)</text:span></text:p>
      <text:p text:style-name="P122">IS</text:p>
      <text:p text:style-name="P122"><text:tab/> Valore_cane<text:tab/>NUMBER;</text:p>
      <text:p text:style-name="P122"><text:tab/> <text:span text:style-name="T110">Adottante <text:s text:c="5"/>VARCHAR2(20);</text:span></text:p>
      <text:p text:style-name="P122"><text:tab/> Cane_non_registrato EXCEPTION;</text:p>
      <text:p text:style-name="P124"><text:tab/> <text:span text:style-name="T99">Adottante_non_registrato </text:span>EXCEPTION;</text:p>
      <text:p text:style-name="P110">BEGIN</text:p>
      <text:p text:style-name="P111"><text:tab/><text:span text:style-name="T68">SELECT </text:span><text:span text:style-name="T98">CANI</text:span><text:span text:style-name="T68">.</text:span><text:span text:style-name="T98">MICROCHIP</text:span></text:p>
      <text:p text:style-name="P121"><text:span text:style-name="T36"><text:tab/></text:span><text:span text:style-name="T68">INTO </text:span><text:span text:style-name="T98">Valore_cane</text:span></text:p>
      <text:p text:style-name="P121"><text:span text:style-name="T36"><text:tab/></text:span><text:span text:style-name="T68">FROM </text:span><text:span text:style-name="T98">CANI</text:span></text:p>
      <text:p text:style-name="P121"><text:span text:style-name="T36"><text:tab/></text:span><text:span text:style-name="T69">WHERE </text:span><text:span text:style-name="T98">CANI</text:span><text:span text:style-name="T68">.</text:span><text:span text:style-name="T98">MICROCHIP</text:span><text:span text:style-name="T69">=</text:span><text:span text:style-name="T98">Codice_cane</text:span><text:span text:style-name="T69">;</text:span></text:p>
      <text:p text:style-name="P121"><text:soft-page-break/><text:tab/></text:p>
      <text:p text:style-name="P122"><text:tab/>IF (Valore_cane is null) THEN</text:p>
      <text:p text:style-name="P122"><text:tab/>RAISE Cane_non_registrato;</text:p>
      <text:p text:style-name="P122"><text:tab/>END IF;</text:p>
      <text:p text:style-name="P121"/>
      <text:p text:style-name="P110"><text:tab/><text:span text:style-name="T98">SELECT ADOTTANTE.CF</text:span></text:p>
      <text:p text:style-name="P110"><text:tab/><text:span text:style-name="T98">INTO </text:span><text:span text:style-name="T99">Adottante</text:span></text:p>
      <text:p text:style-name="P110"><text:tab/><text:span text:style-name="T99">FROM ADOTTANTE</text:span></text:p>
      <text:p text:style-name="P110"><text:tab/><text:span text:style-name="T99">WHERE ADOTTANTE.CF=CF;</text:span></text:p>
      <text:p text:style-name="P110"/>
      <text:p text:style-name="P110"><text:tab/><text:span text:style-name="T99">IF(Adottante is null) THEN</text:span></text:p>
      <text:p text:style-name="P110"><text:tab/><text:span text:style-name="T99">RAISE Adottante_non_registrato;</text:span></text:p>
      <text:p text:style-name="P110"><text:tab/><text:span text:style-name="T99">END IF;</text:span></text:p>
      <text:p text:style-name="P110"><text:tab/><text:tab/></text:p>
      <text:p text:style-name="P113"><text:tab/><text:span text:style-name="T100">INSERT INTO ADOZIONE VALUES (</text:span><text:span text:style-name="T96">Numero_Adozione,Data,CF,Codice_Cane</text:span><text:span text:style-name="T100">);</text:span><text:span text:style-name="T96"><text:tab/></text:span></text:p>
      <text:p text:style-name="P113"><text:tab/><text:tab/></text:p>
      <text:p text:style-name="P110"><text:tab/></text:p>
      <text:p text:style-name="P110">EXCEPTION</text:p>
      <text:p text:style-name="P110">WHEN <text:span text:style-name="T99">Adottante_non_registrato</text:span> THEN RAISE_APPLICATION_ERROR(-20009,'<text:span text:style-name="T99">L’’adottante non è presente tra gli adottanti</text:span>');</text:p>
      <text:p text:style-name="P110">ROLLBACK;</text:p>
      <text:p text:style-name="P112">WHEN <text:span text:style-name="T98">Cane_non_registrato</text:span> THEN RAISE_APPLICATION_ERROR(-20010,'Il <text:span text:style-name="T99">cane scelto non è stato registrato adeguatamente</text:span>');</text:p>
      <text:p text:style-name="P110">ROLLBACK;</text:p>
      <text:p text:style-name="P128">END <text:s/><text:span text:style-name="T94">Inserimento_</text:span><text:span text:style-name="T96">Adozione;</text:span></text:p>
      <text:p text:style-name="P107"/>
      <text:p text:style-name="P64"/>
      <text:p text:style-name="P151"><text:span text:style-name="T30">Questa procedura descrive l’immi</text:span><text:span text:style-name="T31">s</text:span><text:span text:style-name="T30">sione di dat</text:span><text:span text:style-name="T32">i</text:span><text:span text:style-name="T30"> nel database quando il cane viene curato </text:span><text:span text:style-name="T31">considerando che </text:span><text:span text:style-name="T33">il veterinario che cura il cane sia inserito nel database </text:span><text:span text:style-name="T34">e che rispetta i turni stabiliti inoltre inserisce i dati nel</text:span><text:span text:style-name="T30"> certificato di morte se il cane non può essere curato</text:span></text:p>
      <text:p text:style-name="P108">CREATE OR REPLACE PROCEDURE <text:span text:style-name="T101">Cura_di_un_cane</text:span><text:span text:style-name="T96">(</text:span></text:p>
      <text:p text:style-name="P108"><text:tab/><text:span text:style-name="T102">Codice_veterinario</text:span><text:span text:style-name="T96"><text:tab/></text:span><text:span text:style-name="T102">CURATO.PARTITA_IVA</text:span><text:span text:style-name="T76">%</text:span><text:span text:style-name="T96">TYPE,<text:tab/></text:span></text:p>
      <text:p text:style-name="P108"><text:tab/><text:span text:style-name="T96">Data<text:tab/><text:tab/><text:tab/></text:span><text:span text:style-name="T102">CURATO</text:span><text:span text:style-name="T97">.DATA%TYPE,</text:span></text:p>
      <text:p text:style-name="P108"><text:tab/><text:span text:style-name="T102">Cane</text:span><text:span text:style-name="T96"><text:tab/><text:tab/><text:tab/></text:span><text:span text:style-name="T102">CURATO.MICROCHIP</text:span><text:span text:style-name="T97">%TYPE,</text:span></text:p>
      <text:p text:style-name="P109"><text:tab/><text:span text:style-name="T102">Malattia<text:tab/><text:tab/></text:span><text:span text:style-name="T103">CURATO</text:span><text:span text:style-name="T102">.TIPO_MALATTIA%TYPE,</text:span></text:p>
      <text:p text:style-name="P109"><text:span text:style-name="T102"><text:tab/></text:span><text:span text:style-name="T105">Curabile<text:tab/><text:tab/>NUMBER</text:span><text:span text:style-name="T106">(1)</text:span><text:span text:style-name="T102">)</text:span></text:p>
      <text:p text:style-name="P123">IS</text:p>
      <text:p text:style-name="P123"><text:tab/><text:span text:style-name="T110">Esistenza_Veterinario VARCHAR2(20);</text:span></text:p>
      <text:p text:style-name="P123"><text:tab/><text:span text:style-name="T115">Turno DATE;</text:span></text:p>
      <text:p text:style-name="P123"><text:tab/><text:span text:style-name="T105">Non_Curabile EXCEPTION;</text:span></text:p>
      <text:p text:style-name="P125"><text:tab/><text:span text:style-name="T110">Veterinario_non_esistente </text:span><text:span text:style-name="T105">EXCEPTION;</text:span></text:p>
      <text:p text:style-name="P126"><text:tab/><text:span text:style-name="T112">Veterinario_non_disponibile </text:span><text:span text:style-name="T113">EXCEPTION;</text:span></text:p>
      <text:p text:style-name="P126"><text:tab/></text:p>
      <text:p text:style-name="P126"><text:tab/><text:span text:style-name="T114">CURSOR Turni IS</text:span></text:p>
      <text:p text:style-name="P126"><text:tab/><text:span text:style-name="T114">SELECT TURNI</text:span></text:p>
      <text:p text:style-name="P126"><text:tab/><text:span text:style-name="T114">FROM QRARIO_TURNI</text:span></text:p>
      <text:p text:style-name="P127"><text:tab/><text:span text:style-name="T114">WHERE </text:span><text:span text:style-name="T112">ORARIO_TURNI.PARTITA_IVA =Codice_veterinario;</text:span></text:p>
      <text:p text:style-name="P125"><text:tab/></text:p>
      <text:p text:style-name="P114">BEGIN</text:p>
      <text:p text:style-name="P114"><text:tab/><text:span text:style-name="T115">LOOP</text:span></text:p>
      <text:p text:style-name="P114"><text:tab/><text:span text:style-name="T115">FETCH Turni INTO Turno;</text:span></text:p>
      <text:p text:style-name="P132"><text:tab/>IF (Turno &lt;&gt; Data)</text:p>
      <text:p text:style-name="P132"><text:soft-page-break/><text:tab/><text:tab/>RAISE Veterinario_non_disponibile;</text:p>
      <text:p text:style-name="P132"><text:tab/>END IF;</text:p>
      <text:p text:style-name="P132"/>
      <text:p text:style-name="P132"><text:tab/><text:span text:style-name="T115">EXIT WHEN Turni%NOTFOUND;</text:span></text:p>
      <text:p text:style-name="P132"/>
      <text:p text:style-name="P132"><text:tab/><text:span text:style-name="T115">END LOOP;</text:span></text:p>
      <text:p text:style-name="P132"/>
      <text:p text:style-name="P114"><text:tab/><text:span text:style-name="T110">IF (Esistenza_Veterinario is null)</text:span></text:p>
      <text:p text:style-name="P114"><text:tab/><text:tab/><text:span text:style-name="T110">RAISE Veterinario_non_esistente;</text:span></text:p>
      <text:p text:style-name="P114"><text:tab/><text:span text:style-name="T110">END IF;</text:span></text:p>
      <text:p text:style-name="P114"/>
      <text:p text:style-name="P116"><text:tab/><text:span text:style-name="T105">IF </text:span><text:span text:style-name="T106">(Curabile=0)</text:span></text:p>
      <text:p text:style-name="P117"><text:tab/><text:tab/><text:span text:style-name="T100">INSERT INTO </text:span><text:span text:style-name="T82">CERTIFICATO_MORTE</text:span><text:span text:style-name="T100"> VALUES (‘</text:span><text:span text:style-name="T107">NULL’,’Data’,’Malattia’,’Codice_veterinario’,’Cane’</text:span><text:span text:style-name="T100">);</text:span></text:p>
      <text:p text:style-name="P116"><text:tab/><text:tab/><text:span text:style-name="T106">RAISE Non_Curabile;</text:span></text:p>
      <text:p text:style-name="P116"><text:span text:style-name="T96"><text:tab/></text:span><text:span text:style-name="T107">ELSE</text:span></text:p>
      <text:p text:style-name="P117"><text:tab/><text:tab/><text:span text:style-name="T108">INSERT INTO <text:s/>CURATO</text:span><text:span text:style-name="T82"> </text:span><text:span text:style-name="T108">VALUES (‘Codice_veterinario’,’Cane’,’Data’,’Malattia’);</text:span></text:p>
      <text:p text:style-name="P117"><text:tab/><text:span text:style-name="T110">END IF;</text:span></text:p>
      <text:p text:style-name="P114">EXCEPTION </text:p>
      <text:p text:style-name="P115">WHEN <text:span text:style-name="T105">Non_Curabile</text:span> THEN RAISE_APPLICATION_ERROR(-200<text:span text:style-name="T110">08</text:span>,'<text:span text:style-name="T105">Il cane non può essere curato’</text:span>);</text:p>
      <text:p text:style-name="P114">ROLLBACK;</text:p>
      <text:p text:style-name="P119">WHEN <text:span text:style-name="T110">Veterinario_non_esistente</text:span> THEN RAISE_APPLICATION_ERROR(-200<text:span text:style-name="T110">20</text:span>,'<text:span text:style-name="T105">Il </text:span><text:span text:style-name="T110">veterinario non è memorizzato nella tabella veterinario</text:span><text:span text:style-name="T105">’</text:span>);</text:p>
      <text:p text:style-name="P118">ROLLBACK;</text:p>
      <text:p text:style-name="P120">WHEN <text:span text:style-name="T110">Veterinario_non_</text:span><text:span text:style-name="T112">disponibile</text:span> THEN RAISE_APPLICATION_ERROR(-200<text:span text:style-name="T112">3</text:span><text:span text:style-name="T110">0</text:span>,'<text:span text:style-name="T105">Il </text:span><text:span text:style-name="T110">veterinario </text:span><text:span text:style-name="T112">scelto non è al momento disponibile</text:span><text:span text:style-name="T105">’</text:span>);</text:p>
      <text:p text:style-name="P120">ROLLBACK;</text:p>
      <text:p text:style-name="P129">END <text:span text:style-name="T101">Cura_di_un_cane</text:span><text:span text:style-name="T96">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4T10:15:03.785284592</meta:creation-date>
    <dc:date>2022-07-13T17:46:00.320006821</dc:date>
    <meta:editing-duration>PT5H28M53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10" meta:paragraph-count="427" meta:word-count="1674" meta:character-count="16557" meta:non-whitespace-character-count="14135"/>
  </office:meta>
</office:document-meta>
</file>